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TAT2</text:p>
          </table:table-cell>
          <table:table-cell office:value-type="float" office:value="7.18604914609877" calcext:value-type="float">
            <text:p>7.18604914609877</text:p>
          </table:table-cell>
        </table:table-row>
        <table:table-row table:style-name="ro1">
          <table:table-cell office:value-type="string" calcext:value-type="string">
            <text:p>IRF7</text:p>
          </table:table-cell>
          <table:table-cell office:value-type="float" office:value="6.26022229354372" calcext:value-type="float">
            <text:p>6.26022229354372</text:p>
          </table:table-cell>
        </table:table-row>
        <table:table-row table:style-name="ro1">
          <table:table-cell office:value-type="string" calcext:value-type="string">
            <text:p>IRF9</text:p>
          </table:table-cell>
          <table:table-cell office:value-type="float" office:value="6.19127291962116" calcext:value-type="float">
            <text:p>6.19127291962116</text:p>
          </table:table-cell>
        </table:table-row>
        <table:table-row table:style-name="ro1">
          <table:table-cell office:value-type="string" calcext:value-type="string">
            <text:p>STAT1</text:p>
          </table:table-cell>
          <table:table-cell office:value-type="float" office:value="5.63256977270977" calcext:value-type="float">
            <text:p>5.63256977270977</text:p>
          </table:table-cell>
        </table:table-row>
        <table:table-row table:style-name="ro1">
          <table:table-cell office:value-type="string" calcext:value-type="string">
            <text:p>REL</text:p>
          </table:table-cell>
          <table:table-cell office:value-type="float" office:value="5.03837616000913" calcext:value-type="float">
            <text:p>5.03837616000913</text:p>
          </table:table-cell>
        </table:table-row>
        <table:table-row table:style-name="ro1">
          <table:table-cell office:value-type="string" calcext:value-type="string">
            <text:p>RELB</text:p>
          </table:table-cell>
          <table:table-cell office:value-type="float" office:value="4.88359482139722" calcext:value-type="float">
            <text:p>4.88359482139722</text:p>
          </table:table-cell>
        </table:table-row>
        <table:table-row table:style-name="ro1">
          <table:table-cell office:value-type="string" calcext:value-type="string">
            <text:p>CARF</text:p>
          </table:table-cell>
          <table:table-cell office:value-type="float" office:value="4.70198187030647" calcext:value-type="float">
            <text:p>4.70198187030647</text:p>
          </table:table-cell>
        </table:table-row>
        <table:table-row table:style-name="ro1">
          <table:table-cell office:value-type="string" calcext:value-type="string">
            <text:p>NFKB1</text:p>
          </table:table-cell>
          <table:table-cell office:value-type="float" office:value="4.6834962702927" calcext:value-type="float">
            <text:p>4.6834962702927</text:p>
          </table:table-cell>
        </table:table-row>
        <table:table-row table:style-name="ro1">
          <table:table-cell office:value-type="string" calcext:value-type="string">
            <text:p>ZBTB11</text:p>
          </table:table-cell>
          <table:table-cell office:value-type="float" office:value="4.59097120037821" calcext:value-type="float">
            <text:p>4.59097120037821</text:p>
          </table:table-cell>
        </table:table-row>
        <table:table-row table:style-name="ro1">
          <table:table-cell office:value-type="string" calcext:value-type="string">
            <text:p>SMAD3</text:p>
          </table:table-cell>
          <table:table-cell office:value-type="float" office:value="4.57325089039508" calcext:value-type="float">
            <text:p>4.57325089039508</text:p>
          </table:table-cell>
        </table:table-row>
        <table:table-row table:style-name="ro1">
          <table:table-cell office:value-type="string" calcext:value-type="string">
            <text:p>NFKB2</text:p>
          </table:table-cell>
          <table:table-cell office:value-type="float" office:value="4.5660598059025" calcext:value-type="float">
            <text:p>4.5660598059025</text:p>
          </table:table-cell>
        </table:table-row>
        <table:table-row table:style-name="ro1">
          <table:table-cell office:value-type="string" calcext:value-type="string">
            <text:p>CEBPD</text:p>
          </table:table-cell>
          <table:table-cell office:value-type="float" office:value="4.45980504705796" calcext:value-type="float">
            <text:p>4.45980504705796</text:p>
          </table:table-cell>
        </table:table-row>
        <table:table-row table:style-name="ro1">
          <table:table-cell office:value-type="string" calcext:value-type="string">
            <text:p>YY1</text:p>
          </table:table-cell>
          <table:table-cell office:value-type="float" office:value="4.40102188364424" calcext:value-type="float">
            <text:p>4.40102188364424</text:p>
          </table:table-cell>
        </table:table-row>
        <table:table-row table:style-name="ro1">
          <table:table-cell office:value-type="string" calcext:value-type="string">
            <text:p>ILF2</text:p>
          </table:table-cell>
          <table:table-cell office:value-type="float" office:value="4.3058798748084" calcext:value-type="float">
            <text:p>4.3058798748084</text:p>
          </table:table-cell>
        </table:table-row>
        <table:table-row table:style-name="ro1">
          <table:table-cell office:value-type="string" calcext:value-type="string">
            <text:p>NFIL3</text:p>
          </table:table-cell>
          <table:table-cell office:value-type="float" office:value="4.26590503955169" calcext:value-type="float">
            <text:p>4.26590503955169</text:p>
          </table:table-cell>
        </table:table-row>
        <table:table-row table:style-name="ro1">
          <table:table-cell office:value-type="string" calcext:value-type="string">
            <text:p>ZNF217</text:p>
          </table:table-cell>
          <table:table-cell office:value-type="float" office:value="4.26023252074477" calcext:value-type="float">
            <text:p>4.26023252074477</text:p>
          </table:table-cell>
        </table:table-row>
        <table:table-row table:style-name="ro1">
          <table:table-cell office:value-type="string" calcext:value-type="string">
            <text:p>HTATIP2</text:p>
          </table:table-cell>
          <table:table-cell office:value-type="float" office:value="4.2235823389004" calcext:value-type="float">
            <text:p>4.2235823389004</text:p>
          </table:table-cell>
        </table:table-row>
        <table:table-row table:style-name="ro1">
          <table:table-cell office:value-type="string" calcext:value-type="string">
            <text:p>RUNX1</text:p>
          </table:table-cell>
          <table:table-cell office:value-type="float" office:value="4.1531087039017" calcext:value-type="float">
            <text:p>4.1531087039017</text:p>
          </table:table-cell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4.11223174798177" calcext:value-type="float">
            <text:p>4.11223174798177</text:p>
          </table:table-cell>
        </table:table-row>
        <table:table-row table:style-name="ro1">
          <table:table-cell office:value-type="string" calcext:value-type="string">
            <text:p>TBX21</text:p>
          </table:table-cell>
          <table:table-cell office:value-type="float" office:value="4.10294055436926" calcext:value-type="float">
            <text:p>4.10294055436926</text:p>
          </table:table-cell>
        </table:table-row>
        <table:table-row table:style-name="ro1">
          <table:table-cell office:value-type="string" calcext:value-type="string">
            <text:p>JUNB</text:p>
          </table:table-cell>
          <table:table-cell office:value-type="float" office:value="4.03507762288241" calcext:value-type="float">
            <text:p>4.03507762288241</text:p>
          </table:table-cell>
        </table:table-row>
        <table:table-row table:style-name="ro1">
          <table:table-cell office:value-type="string" calcext:value-type="string">
            <text:p>FOXN2</text:p>
          </table:table-cell>
          <table:table-cell office:value-type="float" office:value="3.98106562166011" calcext:value-type="float">
            <text:p>3.98106562166011</text:p>
          </table:table-cell>
        </table:table-row>
        <table:table-row table:style-name="ro1">
          <table:table-cell office:value-type="string" calcext:value-type="string">
            <text:p>NFAT5</text:p>
          </table:table-cell>
          <table:table-cell office:value-type="float" office:value="3.96563972181734" calcext:value-type="float">
            <text:p>3.96563972181734</text:p>
          </table:table-cell>
        </table:table-row>
        <table:table-row table:style-name="ro1">
          <table:table-cell office:value-type="string" calcext:value-type="string">
            <text:p>NRF1</text:p>
          </table:table-cell>
          <table:table-cell office:value-type="float" office:value="3.96496687613626" calcext:value-type="float">
            <text:p>3.96496687613626</text:p>
          </table:table-cell>
        </table:table-row>
        <table:table-row table:style-name="ro1">
          <table:table-cell office:value-type="string" calcext:value-type="string">
            <text:p>ZNF836</text:p>
          </table:table-cell>
          <table:table-cell office:value-type="float" office:value="3.9593219711033" calcext:value-type="float">
            <text:p>3.9593219711033</text:p>
          </table:table-cell>
        </table:table-row>
        <table:table-row table:style-name="ro1">
          <table:table-cell office:value-type="string" calcext:value-type="string">
            <text:p>ZNF518A</text:p>
          </table:table-cell>
          <table:table-cell office:value-type="float" office:value="3.94909720270015" calcext:value-type="float">
            <text:p>3.9490972027001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.932839250908" calcext:value-type="float">
            <text:p>3.932839250908</text:p>
          </table:table-cell>
        </table:table-row>
        <table:table-row table:style-name="ro1">
          <table:table-cell office:value-type="string" calcext:value-type="string">
            <text:p>FOXO1</text:p>
          </table:table-cell>
          <table:table-cell office:value-type="float" office:value="3.91251217649748" calcext:value-type="float">
            <text:p>3.91251217649748</text:p>
          </table:table-cell>
        </table:table-row>
        <table:table-row table:style-name="ro1">
          <table:table-cell office:value-type="string" calcext:value-type="string">
            <text:p>ZNF611</text:p>
          </table:table-cell>
          <table:table-cell office:value-type="float" office:value="3.90849790738426" calcext:value-type="float">
            <text:p>3.90849790738426</text:p>
          </table:table-cell>
        </table:table-row>
        <table:table-row table:style-name="ro1">
          <table:table-cell office:value-type="string" calcext:value-type="string">
            <text:p>CREBL2</text:p>
          </table:table-cell>
          <table:table-cell office:value-type="float" office:value="3.87807913405058" calcext:value-type="float">
            <text:p>3.87807913405058</text:p>
          </table:table-cell>
        </table:table-row>
        <table:table-row table:style-name="ro1">
          <table:table-cell office:value-type="string" calcext:value-type="string">
            <text:p>DEAF1</text:p>
          </table:table-cell>
          <table:table-cell office:value-type="float" office:value="3.8592478222572" calcext:value-type="float">
            <text:p>3.8592478222572</text:p>
          </table:table-cell>
        </table:table-row>
        <table:table-row table:style-name="ro1">
          <table:table-cell office:value-type="string" calcext:value-type="string">
            <text:p>ZNF655</text:p>
          </table:table-cell>
          <table:table-cell office:value-type="float" office:value="3.84673509005312" calcext:value-type="float">
            <text:p>3.84673509005312</text:p>
          </table:table-cell>
        </table:table-row>
        <table:table-row table:style-name="ro1">
          <table:table-cell office:value-type="string" calcext:value-type="string">
            <text:p>THAP11</text:p>
          </table:table-cell>
          <table:table-cell office:value-type="float" office:value="3.84546839929007" calcext:value-type="float">
            <text:p>3.84546839929007</text:p>
          </table:table-cell>
        </table:table-row>
        <table:table-row table:style-name="ro1">
          <table:table-cell office:value-type="string" calcext:value-type="string">
            <text:p>GMEB2</text:p>
          </table:table-cell>
          <table:table-cell office:value-type="float" office:value="3.83803235891444" calcext:value-type="float">
            <text:p>3.83803235891444</text:p>
          </table:table-cell>
        </table:table-row>
        <table:table-row table:style-name="ro1">
          <table:table-cell office:value-type="string" calcext:value-type="string">
            <text:p>NFIC</text:p>
          </table:table-cell>
          <table:table-cell office:value-type="float" office:value="3.81863352363756" calcext:value-type="float">
            <text:p>3.81863352363756</text:p>
          </table:table-cell>
        </table:table-row>
        <table:table-row table:style-name="ro1">
          <table:table-cell office:value-type="string" calcext:value-type="string">
            <text:p>NR3C1</text:p>
          </table:table-cell>
          <table:table-cell office:value-type="float" office:value="3.79543397898862" calcext:value-type="float">
            <text:p>3.79543397898862</text:p>
          </table:table-cell>
        </table:table-row>
        <table:table-row table:style-name="ro1">
          <table:table-cell office:value-type="string" calcext:value-type="string">
            <text:p>ZNF548</text:p>
          </table:table-cell>
          <table:table-cell office:value-type="float" office:value="3.79389931190457" calcext:value-type="float">
            <text:p>3.79389931190457</text:p>
          </table:table-cell>
        </table:table-row>
        <table:table-row table:style-name="ro1">
          <table:table-cell office:value-type="string" calcext:value-type="string">
            <text:p>ATF1</text:p>
          </table:table-cell>
          <table:table-cell office:value-type="float" office:value="3.77843629247053" calcext:value-type="float">
            <text:p>3.77843629247053</text:p>
          </table:table-cell>
        </table:table-row>
        <table:table-row table:style-name="ro1">
          <table:table-cell office:value-type="string" calcext:value-type="string">
            <text:p>RFX5</text:p>
          </table:table-cell>
          <table:table-cell office:value-type="float" office:value="3.76839023210997" calcext:value-type="float">
            <text:p>3.76839023210997</text:p>
          </table:table-cell>
        </table:table-row>
        <table:table-row table:style-name="ro1">
          <table:table-cell office:value-type="string" calcext:value-type="string">
            <text:p>ZNF75A</text:p>
          </table:table-cell>
          <table:table-cell office:value-type="float" office:value="3.76659732821493" calcext:value-type="float">
            <text:p>3.76659732821493</text:p>
          </table:table-cell>
        </table:table-row>
        <table:table-row table:style-name="ro1">
          <table:table-cell office:value-type="string" calcext:value-type="string">
            <text:p>EOMES</text:p>
          </table:table-cell>
          <table:table-cell office:value-type="float" office:value="3.7497741688129" calcext:value-type="float">
            <text:p>3.7497741688129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3.74728192886965" calcext:value-type="float">
            <text:p>3.74728192886965</text:p>
          </table:table-cell>
        </table:table-row>
        <table:table-row table:style-name="ro1">
          <table:table-cell office:value-type="string" calcext:value-type="string">
            <text:p>ATF2</text:p>
          </table:table-cell>
          <table:table-cell office:value-type="float" office:value="3.73952908264328" calcext:value-type="float">
            <text:p>3.73952908264328</text:p>
          </table:table-cell>
        </table:table-row>
        <table:table-row table:style-name="ro1">
          <table:table-cell office:value-type="string" calcext:value-type="string">
            <text:p>TFDP1</text:p>
          </table:table-cell>
          <table:table-cell office:value-type="float" office:value="3.71746073866295" calcext:value-type="float">
            <text:p>3.71746073866295</text:p>
          </table:table-cell>
        </table:table-row>
        <table:table-row table:style-name="ro1">
          <table:table-cell office:value-type="string" calcext:value-type="string">
            <text:p>ZNF580</text:p>
          </table:table-cell>
          <table:table-cell office:value-type="float" office:value="3.71452623084416" calcext:value-type="float">
            <text:p>3.71452623084416</text:p>
          </table:table-cell>
        </table:table-row>
        <table:table-row table:style-name="ro1">
          <table:table-cell office:value-type="string" calcext:value-type="string">
            <text:p>E4F1</text:p>
          </table:table-cell>
          <table:table-cell office:value-type="float" office:value="3.71102421416594" calcext:value-type="float">
            <text:p>3.71102421416594</text:p>
          </table:table-cell>
        </table:table-row>
        <table:table-row table:style-name="ro1">
          <table:table-cell office:value-type="string" calcext:value-type="string">
            <text:p>ZNF333</text:p>
          </table:table-cell>
          <table:table-cell office:value-type="float" office:value="3.68951781518328" calcext:value-type="float">
            <text:p>3.68951781518328</text:p>
          </table:table-cell>
        </table:table-row>
        <table:table-row table:style-name="ro1">
          <table:table-cell office:value-type="string" calcext:value-type="string">
            <text:p>PKNOX1</text:p>
          </table:table-cell>
          <table:table-cell office:value-type="float" office:value="3.68711667456815" calcext:value-type="float">
            <text:p>3.68711667456815</text:p>
          </table:table-cell>
        </table:table-row>
        <table:table-row table:style-name="ro1">
          <table:table-cell office:value-type="string" calcext:value-type="string">
            <text:p>HSF1</text:p>
          </table:table-cell>
          <table:table-cell office:value-type="float" office:value="3.67633193070015" calcext:value-type="float">
            <text:p>3.67633193070015</text:p>
          </table:table-cell>
        </table:table-row>
        <table:table-row table:style-name="ro1">
          <table:table-cell office:value-type="string" calcext:value-type="string">
            <text:p>GABPA</text:p>
          </table:table-cell>
          <table:table-cell office:value-type="float" office:value="3.66470958206949" calcext:value-type="float">
            <text:p>3.66470958206949</text:p>
          </table:table-cell>
        </table:table-row>
        <table:table-row table:style-name="ro1">
          <table:table-cell office:value-type="string" calcext:value-type="string">
            <text:p>CREM</text:p>
          </table:table-cell>
          <table:table-cell office:value-type="float" office:value="3.65365075037194" calcext:value-type="float">
            <text:p>3.65365075037194</text:p>
          </table:table-cell>
        </table:table-row>
        <table:table-row table:style-name="ro1">
          <table:table-cell office:value-type="string" calcext:value-type="string">
            <text:p>ZNF891</text:p>
          </table:table-cell>
          <table:table-cell office:value-type="float" office:value="3.64753533332962" calcext:value-type="float">
            <text:p>3.64753533332962</text:p>
          </table:table-cell>
        </table:table-row>
        <table:table-row table:style-name="ro1">
          <table:table-cell office:value-type="string" calcext:value-type="string">
            <text:p>TAF6</text:p>
          </table:table-cell>
          <table:table-cell office:value-type="float" office:value="3.63233441402153" calcext:value-type="float">
            <text:p>3.63233441402153</text:p>
          </table:table-cell>
        </table:table-row>
        <table:table-row table:style-name="ro1">
          <table:table-cell office:value-type="string" calcext:value-type="string">
            <text:p>GATAD1</text:p>
          </table:table-cell>
          <table:table-cell office:value-type="float" office:value="3.63091103373261" calcext:value-type="float">
            <text:p>3.63091103373261</text:p>
          </table:table-cell>
        </table:table-row>
        <table:table-row table:style-name="ro1">
          <table:table-cell office:value-type="string" calcext:value-type="string">
            <text:p>BCLAF1</text:p>
          </table:table-cell>
          <table:table-cell office:value-type="float" office:value="3.62447398080532" calcext:value-type="float">
            <text:p>3.62447398080532</text:p>
          </table:table-cell>
        </table:table-row>
        <table:table-row table:style-name="ro1">
          <table:table-cell office:value-type="string" calcext:value-type="string">
            <text:p>ATF6B</text:p>
          </table:table-cell>
          <table:table-cell office:value-type="float" office:value="3.62336220576483" calcext:value-type="float">
            <text:p>3.62336220576483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float" office:value="3.61954848425641" calcext:value-type="float">
            <text:p>3.61954848425641</text:p>
          </table:table-cell>
        </table:table-row>
        <table:table-row table:style-name="ro1">
          <table:table-cell office:value-type="string" calcext:value-type="string">
            <text:p>TFEB</text:p>
          </table:table-cell>
          <table:table-cell office:value-type="float" office:value="3.6136596365894" calcext:value-type="float">
            <text:p>3.6136596365894</text:p>
          </table:table-cell>
        </table:table-row>
        <table:table-row table:style-name="ro1">
          <table:table-cell office:value-type="string" calcext:value-type="string">
            <text:p>CUX1</text:p>
          </table:table-cell>
          <table:table-cell office:value-type="float" office:value="3.60628552447724" calcext:value-type="float">
            <text:p>3.60628552447724</text:p>
          </table:table-cell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3.60467840949063" calcext:value-type="float">
            <text:p>3.60467840949063</text:p>
          </table:table-cell>
        </table:table-row>
        <table:table-row table:style-name="ro1">
          <table:table-cell office:value-type="string" calcext:value-type="string">
            <text:p>FOXK1</text:p>
          </table:table-cell>
          <table:table-cell office:value-type="float" office:value="3.60300022238493" calcext:value-type="float">
            <text:p>3.60300022238493</text:p>
          </table:table-cell>
        </table:table-row>
        <table:table-row table:style-name="ro1">
          <table:table-cell office:value-type="string" calcext:value-type="string">
            <text:p>GABPB1</text:p>
          </table:table-cell>
          <table:table-cell office:value-type="float" office:value="3.59716626857959" calcext:value-type="float">
            <text:p>3.59716626857959</text:p>
          </table:table-cell>
        </table:table-row>
        <table:table-row table:style-name="ro1">
          <table:table-cell office:value-type="string" calcext:value-type="string">
            <text:p>FLI1</text:p>
          </table:table-cell>
          <table:table-cell office:value-type="float" office:value="3.59067688202542" calcext:value-type="float">
            <text:p>3.59067688202542</text:p>
          </table:table-cell>
        </table:table-row>
        <table:table-row table:style-name="ro1">
          <table:table-cell office:value-type="string" calcext:value-type="string">
            <text:p>SP2</text:p>
          </table:table-cell>
          <table:table-cell office:value-type="float" office:value="3.58762429803828" calcext:value-type="float">
            <text:p>3.58762429803828</text:p>
          </table:table-cell>
        </table:table-row>
        <table:table-row table:style-name="ro1">
          <table:table-cell office:value-type="string" calcext:value-type="string">
            <text:p>MBNL2</text:p>
          </table:table-cell>
          <table:table-cell office:value-type="float" office:value="3.58105088170069" calcext:value-type="float">
            <text:p>3.58105088170069</text:p>
          </table:table-cell>
        </table:table-row>
        <table:table-row table:style-name="ro1">
          <table:table-cell office:value-type="string" calcext:value-type="string">
            <text:p>ELK1</text:p>
          </table:table-cell>
          <table:table-cell office:value-type="float" office:value="3.57818483312147" calcext:value-type="float">
            <text:p>3.57818483312147</text:p>
          </table:table-cell>
        </table:table-row>
        <table:table-row table:style-name="ro1">
          <table:table-cell office:value-type="string" calcext:value-type="string">
            <text:p>ZEB1</text:p>
          </table:table-cell>
          <table:table-cell office:value-type="float" office:value="3.57597722964671" calcext:value-type="float">
            <text:p>3.57597722964671</text:p>
          </table:table-cell>
        </table:table-row>
        <table:table-row table:style-name="ro1">
          <table:table-cell office:value-type="string" calcext:value-type="string">
            <text:p>GMEB1</text:p>
          </table:table-cell>
          <table:table-cell office:value-type="float" office:value="3.57333851200367" calcext:value-type="float">
            <text:p>3.57333851200367</text:p>
          </table:table-cell>
        </table:table-row>
        <table:table-row table:style-name="ro1">
          <table:table-cell office:value-type="string" calcext:value-type="string">
            <text:p>BACH1</text:p>
          </table:table-cell>
          <table:table-cell office:value-type="float" office:value="3.57206621724818" calcext:value-type="float">
            <text:p>3.57206621724818</text:p>
          </table:table-cell>
        </table:table-row>
        <table:table-row table:style-name="ro1">
          <table:table-cell office:value-type="string" calcext:value-type="string">
            <text:p>STAT6</text:p>
          </table:table-cell>
          <table:table-cell office:value-type="float" office:value="3.56918695641322" calcext:value-type="float">
            <text:p>3.56918695641322</text:p>
          </table:table-cell>
        </table:table-row>
        <table:table-row table:style-name="ro1">
          <table:table-cell office:value-type="string" calcext:value-type="string">
            <text:p>ETV3</text:p>
          </table:table-cell>
          <table:table-cell office:value-type="float" office:value="3.56791514096047" calcext:value-type="float">
            <text:p>3.56791514096047</text:p>
          </table:table-cell>
        </table:table-row>
        <table:table-row table:style-name="ro1">
          <table:table-cell office:value-type="string" calcext:value-type="string">
            <text:p>DDIT3</text:p>
          </table:table-cell>
          <table:table-cell office:value-type="float" office:value="3.56684519276564" calcext:value-type="float">
            <text:p>3.56684519276564</text:p>
          </table:table-cell>
        </table:table-row>
        <table:table-row table:style-name="ro1">
          <table:table-cell office:value-type="string" calcext:value-type="string">
            <text:p>HOXA10</text:p>
          </table:table-cell>
          <table:table-cell office:value-type="float" office:value="3.56671059541395" calcext:value-type="float">
            <text:p>3.56671059541395</text:p>
          </table:table-cell>
        </table:table-row>
        <table:table-row table:style-name="ro1">
          <table:table-cell office:value-type="string" calcext:value-type="string">
            <text:p>HOXB2</text:p>
          </table:table-cell>
          <table:table-cell office:value-type="float" office:value="3.56670303059944" calcext:value-type="float">
            <text:p>3.56670303059944</text:p>
          </table:table-cell>
        </table:table-row>
        <table:table-row table:style-name="ro1">
          <table:table-cell office:value-type="string" calcext:value-type="string">
            <text:p>HMGA1</text:p>
          </table:table-cell>
          <table:table-cell office:value-type="float" office:value="3.55824259741206" calcext:value-type="float">
            <text:p>3.55824259741206</text:p>
          </table:table-cell>
        </table:table-row>
        <table:table-row table:style-name="ro1">
          <table:table-cell office:value-type="string" calcext:value-type="string">
            <text:p>PURA</text:p>
          </table:table-cell>
          <table:table-cell office:value-type="float" office:value="3.55644046029441" calcext:value-type="float">
            <text:p>3.55644046029441</text:p>
          </table:table-cell>
        </table:table-row>
        <table:table-row table:style-name="ro1">
          <table:table-cell office:value-type="string" calcext:value-type="string">
            <text:p>BCL6</text:p>
          </table:table-cell>
          <table:table-cell office:value-type="float" office:value="3.55261139124028" calcext:value-type="float">
            <text:p>3.55261139124028</text:p>
          </table:table-cell>
        </table:table-row>
        <table:table-row table:style-name="ro1">
          <table:table-cell office:value-type="string" calcext:value-type="string">
            <text:p>FOSL2</text:p>
          </table:table-cell>
          <table:table-cell office:value-type="float" office:value="3.54324592120436" calcext:value-type="float">
            <text:p>3.54324592120436</text:p>
          </table:table-cell>
        </table:table-row>
        <table:table-row table:style-name="ro1">
          <table:table-cell office:value-type="string" calcext:value-type="string">
            <text:p>TCF7</text:p>
          </table:table-cell>
          <table:table-cell office:value-type="float" office:value="3.54233106606451" calcext:value-type="float">
            <text:p>3.54233106606451</text:p>
          </table:table-cell>
        </table:table-row>
        <table:table-row table:style-name="ro1">
          <table:table-cell office:value-type="string" calcext:value-type="string">
            <text:p>BBX</text:p>
          </table:table-cell>
          <table:table-cell office:value-type="float" office:value="3.54017646545162" calcext:value-type="float">
            <text:p>3.54017646545162</text:p>
          </table:table-cell>
        </table:table-row>
        <table:table-row table:style-name="ro1">
          <table:table-cell office:value-type="string" calcext:value-type="string">
            <text:p>SMAD4</text:p>
          </table:table-cell>
          <table:table-cell office:value-type="float" office:value="3.53614857828243" calcext:value-type="float">
            <text:p>3.53614857828243</text:p>
          </table:table-cell>
        </table:table-row>
        <table:table-row table:style-name="ro1">
          <table:table-cell office:value-type="string" calcext:value-type="string">
            <text:p>NFIA</text:p>
          </table:table-cell>
          <table:table-cell office:value-type="float" office:value="3.53060050343872" calcext:value-type="float">
            <text:p>3.53060050343872</text:p>
          </table:table-cell>
        </table:table-row>
        <table:table-row table:style-name="ro1">
          <table:table-cell office:value-type="string" calcext:value-type="string">
            <text:p>KLF12</text:p>
          </table:table-cell>
          <table:table-cell office:value-type="float" office:value="3.52552472822356" calcext:value-type="float">
            <text:p>3.52552472822356</text:p>
          </table:table-cell>
        </table:table-row>
        <table:table-row table:style-name="ro1">
          <table:table-cell office:value-type="string" calcext:value-type="string">
            <text:p>RFX7</text:p>
          </table:table-cell>
          <table:table-cell office:value-type="float" office:value="3.5183986517558" calcext:value-type="float">
            <text:p>3.5183986517558</text:p>
          </table:table-cell>
        </table:table-row>
        <table:table-row table:style-name="ro1">
          <table:table-cell office:value-type="string" calcext:value-type="string">
            <text:p>ERF</text:p>
          </table:table-cell>
          <table:table-cell office:value-type="float" office:value="3.51496533853892" calcext:value-type="float">
            <text:p>3.51496533853892</text:p>
          </table:table-cell>
        </table:table-row>
        <table:table-row table:style-name="ro1">
          <table:table-cell office:value-type="string" calcext:value-type="string">
            <text:p>SREBF2</text:p>
          </table:table-cell>
          <table:table-cell office:value-type="float" office:value="3.51338653127802" calcext:value-type="float">
            <text:p>3.51338653127802</text:p>
          </table:table-cell>
        </table:table-row>
        <table:table-row table:style-name="ro1">
          <table:table-cell office:value-type="string" calcext:value-type="string">
            <text:p>RFX3</text:p>
          </table:table-cell>
          <table:table-cell office:value-type="float" office:value="3.51146036390989" calcext:value-type="float">
            <text:p>3.51146036390989</text:p>
          </table:table-cell>
        </table:table-row>
        <table:table-row table:style-name="ro1">
          <table:table-cell office:value-type="string" calcext:value-type="string">
            <text:p>FOS</text:p>
          </table:table-cell>
          <table:table-cell office:value-type="float" office:value="3.51072934941193" calcext:value-type="float">
            <text:p>3.51072934941193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float" office:value="3.50123900707579" calcext:value-type="float">
            <text:p>3.50123900707579</text:p>
          </table:table-cell>
        </table:table-row>
        <table:table-row table:style-name="ro1">
          <table:table-cell office:value-type="string" calcext:value-type="string">
            <text:p>ELF4</text:p>
          </table:table-cell>
          <table:table-cell office:value-type="float" office:value="3.48730422204976" calcext:value-type="float">
            <text:p>3.48730422204976</text:p>
          </table:table-cell>
        </table:table-row>
        <table:table-row table:style-name="ro1">
          <table:table-cell office:value-type="string" calcext:value-type="string">
            <text:p>ZNF143</text:p>
          </table:table-cell>
          <table:table-cell office:value-type="float" office:value="3.48674023662629" calcext:value-type="float">
            <text:p>3.48674023662629</text:p>
          </table:table-cell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3.48335667951953" calcext:value-type="float">
            <text:p>3.48335667951953</text:p>
          </table:table-cell>
        </table:table-row>
        <table:table-row table:style-name="ro1">
          <table:table-cell office:value-type="string" calcext:value-type="string">
            <text:p>CEBPB</text:p>
          </table:table-cell>
          <table:table-cell office:value-type="float" office:value="3.47978972166023" calcext:value-type="float">
            <text:p>3.47978972166023</text:p>
          </table:table-cell>
        </table:table-row>
        <table:table-row table:style-name="ro1">
          <table:table-cell office:value-type="string" calcext:value-type="string">
            <text:p>THRA</text:p>
          </table:table-cell>
          <table:table-cell office:value-type="float" office:value="3.47822309471391" calcext:value-type="float">
            <text:p>3.47822309471391</text:p>
          </table:table-cell>
        </table:table-row>
        <table:table-row table:style-name="ro1">
          <table:table-cell office:value-type="string" calcext:value-type="string">
            <text:p>ELF1</text:p>
          </table:table-cell>
          <table:table-cell office:value-type="float" office:value="3.4761778340014" calcext:value-type="float">
            <text:p>3.4761778340014</text:p>
          </table:table-cell>
        </table:table-row>
        <table:table-row table:style-name="ro1">
          <table:table-cell office:value-type="string" calcext:value-type="string">
            <text:p>ZBTB14</text:p>
          </table:table-cell>
          <table:table-cell office:value-type="float" office:value="3.46184722497841" calcext:value-type="float">
            <text:p>3.46184722497841</text:p>
          </table:table-cell>
        </table:table-row>
        <table:table-row table:style-name="ro1">
          <table:table-cell office:value-type="string" calcext:value-type="string">
            <text:p>GATA3</text:p>
          </table:table-cell>
          <table:table-cell office:value-type="float" office:value="3.45893073113137" calcext:value-type="float">
            <text:p>3.45893073113137</text:p>
          </table:table-cell>
        </table:table-row>
        <table:table-row table:style-name="ro1">
          <table:table-cell office:value-type="string" calcext:value-type="string">
            <text:p>MEF2D</text:p>
          </table:table-cell>
          <table:table-cell office:value-type="float" office:value="3.45278959757546" calcext:value-type="float">
            <text:p>3.45278959757546</text:p>
          </table:table-cell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3.44881537708186" calcext:value-type="float">
            <text:p>3.44881537708186</text:p>
          </table:table-cell>
        </table:table-row>
        <table:table-row table:style-name="ro1">
          <table:table-cell office:value-type="string" calcext:value-type="string">
            <text:p>NFE2L1</text:p>
          </table:table-cell>
          <table:table-cell office:value-type="float" office:value="3.44691322520457" calcext:value-type="float">
            <text:p>3.44691322520457</text:p>
          </table:table-cell>
        </table:table-row>
        <table:table-row table:style-name="ro1">
          <table:table-cell office:value-type="string" calcext:value-type="string">
            <text:p>CEBPG</text:p>
          </table:table-cell>
          <table:table-cell office:value-type="float" office:value="3.44619449825301" calcext:value-type="float">
            <text:p>3.44619449825301</text:p>
          </table:table-cell>
        </table:table-row>
        <table:table-row table:style-name="ro1">
          <table:table-cell office:value-type="string" calcext:value-type="string">
            <text:p>ETV6</text:p>
          </table:table-cell>
          <table:table-cell office:value-type="float" office:value="3.44163632510941" calcext:value-type="float">
            <text:p>3.44163632510941</text:p>
          </table:table-cell>
        </table:table-row>
        <table:table-row table:style-name="ro1">
          <table:table-cell office:value-type="string" calcext:value-type="string">
            <text:p>RUNX3</text:p>
          </table:table-cell>
          <table:table-cell office:value-type="float" office:value="3.43951097874043" calcext:value-type="float">
            <text:p>3.43951097874043</text:p>
          </table:table-cell>
        </table:table-row>
        <table:table-row table:style-name="ro1">
          <table:table-cell office:value-type="string" calcext:value-type="string">
            <text:p>ZNF148</text:p>
          </table:table-cell>
          <table:table-cell office:value-type="float" office:value="3.43910702140356" calcext:value-type="float">
            <text:p>3.43910702140356</text:p>
          </table:table-cell>
        </table:table-row>
        <table:table-row table:style-name="ro1">
          <table:table-cell office:value-type="string" calcext:value-type="string">
            <text:p>SP3</text:p>
          </table:table-cell>
          <table:table-cell office:value-type="float" office:value="3.43298244066586" calcext:value-type="float">
            <text:p>3.43298244066586</text:p>
          </table:table-cell>
        </table:table-row>
        <table:table-row table:style-name="ro1">
          <table:table-cell office:value-type="string" calcext:value-type="string">
            <text:p>SP1</text:p>
          </table:table-cell>
          <table:table-cell office:value-type="float" office:value="3.42139378062477" calcext:value-type="float">
            <text:p>3.42139378062477</text:p>
          </table:table-cell>
        </table:table-row>
        <table:table-row table:style-name="ro1">
          <table:table-cell office:value-type="string" calcext:value-type="string">
            <text:p>PBX4</text:p>
          </table:table-cell>
          <table:table-cell office:value-type="float" office:value="3.41947090431044" calcext:value-type="float">
            <text:p>3.41947090431044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.41494650919825" calcext:value-type="float">
            <text:p>3.41494650919825</text:p>
          </table:table-cell>
        </table:table-row>
        <table:table-row table:style-name="ro1">
          <table:table-cell office:value-type="string" calcext:value-type="string">
            <text:p>ZNF250</text:p>
          </table:table-cell>
          <table:table-cell office:value-type="float" office:value="3.41465594336946" calcext:value-type="float">
            <text:p>3.41465594336946</text:p>
          </table:table-cell>
        </table:table-row>
        <table:table-row table:style-name="ro1">
          <table:table-cell office:value-type="string" calcext:value-type="string">
            <text:p>TCF3</text:p>
          </table:table-cell>
          <table:table-cell office:value-type="float" office:value="3.4124686592802" calcext:value-type="float">
            <text:p>3.4124686592802</text:p>
          </table:table-cell>
        </table:table-row>
        <table:table-row table:style-name="ro1">
          <table:table-cell office:value-type="string" calcext:value-type="string">
            <text:p>ATF4</text:p>
          </table:table-cell>
          <table:table-cell office:value-type="float" office:value="3.4110477843001" calcext:value-type="float">
            <text:p>3.4110477843001</text:p>
          </table:table-cell>
        </table:table-row>
        <table:table-row table:style-name="ro1">
          <table:table-cell office:value-type="string" calcext:value-type="string">
            <text:p>IKZF1</text:p>
          </table:table-cell>
          <table:table-cell office:value-type="float" office:value="3.40435637260156" calcext:value-type="float">
            <text:p>3.40435637260156</text:p>
          </table:table-cell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3.40376399683044" calcext:value-type="float">
            <text:p>3.40376399683044</text:p>
          </table:table-cell>
        </table:table-row>
        <table:table-row table:style-name="ro1">
          <table:table-cell office:value-type="string" calcext:value-type="string">
            <text:p>TBP</text:p>
          </table:table-cell>
          <table:table-cell office:value-type="float" office:value="3.40134812974479" calcext:value-type="float">
            <text:p>3.40134812974479</text:p>
          </table:table-cell>
        </table:table-row>
        <table:table-row table:style-name="ro1">
          <table:table-cell office:value-type="string" calcext:value-type="string">
            <text:p>IKZF2</text:p>
          </table:table-cell>
          <table:table-cell office:value-type="float" office:value="3.39988945716416" calcext:value-type="float">
            <text:p>3.39988945716416</text:p>
          </table:table-cell>
        </table:table-row>
        <table:table-row table:style-name="ro1">
          <table:table-cell office:value-type="string" calcext:value-type="string">
            <text:p>ELK4</text:p>
          </table:table-cell>
          <table:table-cell office:value-type="float" office:value="3.3992341745594" calcext:value-type="float">
            <text:p>3.3992341745594</text:p>
          </table:table-cell>
        </table:table-row>
        <table:table-row table:style-name="ro1">
          <table:table-cell office:value-type="string" calcext:value-type="string">
            <text:p>CERS2</text:p>
          </table:table-cell>
          <table:table-cell office:value-type="float" office:value="3.39431723230876" calcext:value-type="float">
            <text:p>3.39431723230876</text:p>
          </table:table-cell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3.39346505690852" calcext:value-type="float">
            <text:p>3.39346505690852</text:p>
          </table:table-cell>
        </table:table-row>
        <table:table-row table:style-name="ro1">
          <table:table-cell office:value-type="string" calcext:value-type="string">
            <text:p>RXRB</text:p>
          </table:table-cell>
          <table:table-cell office:value-type="float" office:value="3.39294556799917" calcext:value-type="float">
            <text:p>3.39294556799917</text:p>
          </table:table-cell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3.39209078094331" calcext:value-type="float">
            <text:p>3.39209078094331</text:p>
          </table:table-cell>
        </table:table-row>
        <table:table-row table:style-name="ro1">
          <table:table-cell office:value-type="string" calcext:value-type="string">
            <text:p>ATF6</text:p>
          </table:table-cell>
          <table:table-cell office:value-type="float" office:value="3.39076567083368" calcext:value-type="float">
            <text:p>3.39076567083368</text:p>
          </table:table-cell>
        </table:table-row>
        <table:table-row table:style-name="ro1">
          <table:table-cell office:value-type="string" calcext:value-type="string">
            <text:p>NR2C2</text:p>
          </table:table-cell>
          <table:table-cell office:value-type="float" office:value="3.38293896946719" calcext:value-type="float">
            <text:p>3.38293896946719</text:p>
          </table:table-cell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3.38250961114941" calcext:value-type="float">
            <text:p>3.38250961114941</text:p>
          </table:table-cell>
        </table:table-row>
        <table:table-row table:style-name="ro1">
          <table:table-cell office:value-type="string" calcext:value-type="string">
            <text:p>BPTF</text:p>
          </table:table-cell>
          <table:table-cell office:value-type="float" office:value="3.38243978957012" calcext:value-type="float">
            <text:p>3.38243978957012</text:p>
          </table:table-cell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3.3817755786679" calcext:value-type="float">
            <text:p>3.3817755786679</text:p>
          </table:table-cell>
        </table:table-row>
        <table:table-row table:style-name="ro1">
          <table:table-cell office:value-type="string" calcext:value-type="string">
            <text:p>MAFF</text:p>
          </table:table-cell>
          <table:table-cell office:value-type="float" office:value="3.38159372365782" calcext:value-type="float">
            <text:p>3.38159372365782</text:p>
          </table:table-cell>
        </table:table-row>
        <table:table-row table:style-name="ro1">
          <table:table-cell office:value-type="string" calcext:value-type="string">
            <text:p>ZNF286A</text:p>
          </table:table-cell>
          <table:table-cell office:value-type="float" office:value="3.37117654135185" calcext:value-type="float">
            <text:p>3.37117654135185</text:p>
          </table:table-cell>
        </table:table-row>
        <table:table-row table:style-name="ro1">
          <table:table-cell office:value-type="string" calcext:value-type="string">
            <text:p>ARID3A</text:p>
          </table:table-cell>
          <table:table-cell office:value-type="float" office:value="3.36898189880944" calcext:value-type="float">
            <text:p>3.36898189880944</text:p>
          </table:table-cell>
        </table:table-row>
        <table:table-row table:style-name="ro1">
          <table:table-cell office:value-type="string" calcext:value-type="string">
            <text:p>ZBTB40</text:p>
          </table:table-cell>
          <table:table-cell office:value-type="float" office:value="3.35614048009651" calcext:value-type="float">
            <text:p>3.35614048009651</text:p>
          </table:table-cell>
        </table:table-row>
        <table:table-row table:style-name="ro1">
          <table:table-cell office:value-type="string" calcext:value-type="string">
            <text:p>ZNF384</text:p>
          </table:table-cell>
          <table:table-cell office:value-type="float" office:value="3.35517875712032" calcext:value-type="float">
            <text:p>3.35517875712032</text:p>
          </table:table-cell>
        </table:table-row>
        <table:table-row table:style-name="ro1">
          <table:table-cell office:value-type="string" calcext:value-type="string">
            <text:p>MYBL1</text:p>
          </table:table-cell>
          <table:table-cell office:value-type="float" office:value="3.34933686695209" calcext:value-type="float">
            <text:p>3.34933686695209</text:p>
          </table:table-cell>
        </table:table-row>
        <table:table-row table:style-name="ro1">
          <table:table-cell office:value-type="string" calcext:value-type="string">
            <text:p>ZNF33A</text:p>
          </table:table-cell>
          <table:table-cell office:value-type="float" office:value="3.34031333912106" calcext:value-type="float">
            <text:p>3.34031333912106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float" office:value="3.33887739220447" calcext:value-type="float">
            <text:p>3.33887739220447</text:p>
          </table:table-cell>
        </table:table-row>
        <table:table-row table:style-name="ro1">
          <table:table-cell office:value-type="string" calcext:value-type="string">
            <text:p>KLF13</text:p>
          </table:table-cell>
          <table:table-cell office:value-type="float" office:value="3.33624261912438" calcext:value-type="float">
            <text:p>3.33624261912438</text:p>
          </table:table-cell>
        </table:table-row>
        <table:table-row table:style-name="ro1">
          <table:table-cell office:value-type="string" calcext:value-type="string">
            <text:p>USF1</text:p>
          </table:table-cell>
          <table:table-cell office:value-type="float" office:value="3.32999609361037" calcext:value-type="float">
            <text:p>3.32999609361037</text:p>
          </table:table-cell>
        </table:table-row>
        <table:table-row table:style-name="ro1">
          <table:table-cell office:value-type="string" calcext:value-type="string">
            <text:p>ZBTB43</text:p>
          </table:table-cell>
          <table:table-cell office:value-type="float" office:value="3.3291541362301" calcext:value-type="float">
            <text:p>3.3291541362301</text:p>
          </table:table-cell>
        </table:table-row>
        <table:table-row table:style-name="ro1">
          <table:table-cell office:value-type="string" calcext:value-type="string">
            <text:p>MZF1</text:p>
          </table:table-cell>
          <table:table-cell office:value-type="float" office:value="3.32725980339333" calcext:value-type="float">
            <text:p>3.32725980339333</text:p>
          </table:table-cell>
        </table:table-row>
        <table:table-row table:style-name="ro1">
          <table:table-cell office:value-type="string" calcext:value-type="string">
            <text:p>NFATC2</text:p>
          </table:table-cell>
          <table:table-cell office:value-type="float" office:value="3.32482543439668" calcext:value-type="float">
            <text:p>3.32482543439668</text:p>
          </table:table-cell>
        </table:table-row>
        <table:table-row table:style-name="ro1">
          <table:table-cell office:value-type="string" calcext:value-type="string">
            <text:p>ZFP90</text:p>
          </table:table-cell>
          <table:table-cell office:value-type="float" office:value="3.32330653067427" calcext:value-type="float">
            <text:p>3.32330653067427</text:p>
          </table:table-cell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3.31931986161733" calcext:value-type="float">
            <text:p>3.31931986161733</text:p>
          </table:table-cell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.31904154232424" calcext:value-type="float">
            <text:p>3.31904154232424</text:p>
          </table:table-cell>
        </table:table-row>
        <table:table-row table:style-name="ro1">
          <table:table-cell office:value-type="string" calcext:value-type="string">
            <text:p>TFE3</text:p>
          </table:table-cell>
          <table:table-cell office:value-type="float" office:value="3.31310012556956" calcext:value-type="float">
            <text:p>3.31310012556956</text:p>
          </table:table-cell>
        </table:table-row>
        <table:table-row table:style-name="ro1">
          <table:table-cell office:value-type="string" calcext:value-type="string">
            <text:p>RFXAP</text:p>
          </table:table-cell>
          <table:table-cell office:value-type="float" office:value="3.31192211607435" calcext:value-type="float">
            <text:p>3.31192211607435</text:p>
          </table:table-cell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3.3111273580699" calcext:value-type="float">
            <text:p>3.3111273580699</text:p>
          </table:table-cell>
        </table:table-row>
        <table:table-row table:style-name="ro1">
          <table:table-cell office:value-type="string" calcext:value-type="string">
            <text:p>IRF4</text:p>
          </table:table-cell>
          <table:table-cell office:value-type="float" office:value="3.31102123581525" calcext:value-type="float">
            <text:p>3.31102123581525</text:p>
          </table:table-cell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3.30747082832783" calcext:value-type="float">
            <text:p>3.30747082832783</text:p>
          </table:table-cell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3.29954353138049" calcext:value-type="float">
            <text:p>3.29954353138049</text:p>
          </table:table-cell>
        </table:table-row>
        <table:table-row table:style-name="ro1">
          <table:table-cell office:value-type="string" calcext:value-type="string">
            <text:p>POU2F1</text:p>
          </table:table-cell>
          <table:table-cell office:value-type="float" office:value="3.29470857761607" calcext:value-type="float">
            <text:p>3.29470857761607</text:p>
          </table:table-cell>
        </table:table-row>
        <table:table-row table:style-name="ro1">
          <table:table-cell office:value-type="string" calcext:value-type="string">
            <text:p>IRF2</text:p>
          </table:table-cell>
          <table:table-cell office:value-type="float" office:value="3.29413321980305" calcext:value-type="float">
            <text:p>3.29413321980305</text:p>
          </table:table-cell>
        </table:table-row>
        <table:table-row table:style-name="ro1">
          <table:table-cell office:value-type="string" calcext:value-type="string">
            <text:p>BHLHE40</text:p>
          </table:table-cell>
          <table:table-cell office:value-type="float" office:value="3.28869785006947" calcext:value-type="float">
            <text:p>3.28869785006947</text:p>
          </table:table-cell>
        </table:table-row>
        <table:table-row table:style-name="ro1">
          <table:table-cell office:value-type="string" calcext:value-type="string">
            <text:p>DBP</text:p>
          </table:table-cell>
          <table:table-cell office:value-type="float" office:value="3.2877549923685" calcext:value-type="float">
            <text:p>3.2877549923685</text:p>
          </table:table-cell>
        </table:table-row>
        <table:table-row table:style-name="ro1">
          <table:table-cell office:value-type="string" calcext:value-type="string">
            <text:p>ZBTB7A</text:p>
          </table:table-cell>
          <table:table-cell office:value-type="float" office:value="3.28099115685758" calcext:value-type="float">
            <text:p>3.28099115685758</text:p>
          </table:table-cell>
        </table:table-row>
        <table:table-row table:style-name="ro1">
          <table:table-cell office:value-type="string" calcext:value-type="string">
            <text:p>FOXJ3</text:p>
          </table:table-cell>
          <table:table-cell office:value-type="float" office:value="3.27439171432263" calcext:value-type="float">
            <text:p>3.27439171432263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3.27124720082457" calcext:value-type="float">
            <text:p>3.27124720082457</text:p>
          </table:table-cell>
        </table:table-row>
        <table:table-row table:style-name="ro1">
          <table:table-cell office:value-type="string" calcext:value-type="string">
            <text:p>ZNF581</text:p>
          </table:table-cell>
          <table:table-cell office:value-type="float" office:value="3.26975824621078" calcext:value-type="float">
            <text:p>3.26975824621078</text:p>
          </table:table-cell>
        </table:table-row>
        <table:table-row table:style-name="ro1">
          <table:table-cell office:value-type="string" calcext:value-type="string">
            <text:p>ZNF791</text:p>
          </table:table-cell>
          <table:table-cell office:value-type="float" office:value="3.2675054946334" calcext:value-type="float">
            <text:p>3.2675054946334</text:p>
          </table:table-cell>
        </table:table-row>
        <table:table-row table:style-name="ro1">
          <table:table-cell office:value-type="string" calcext:value-type="string">
            <text:p>VEZF1</text:p>
          </table:table-cell>
          <table:table-cell office:value-type="float" office:value="3.26681489949334" calcext:value-type="float">
            <text:p>3.26681489949334</text:p>
          </table:table-cell>
        </table:table-row>
        <table:table-row table:style-name="ro1">
          <table:table-cell office:value-type="string" calcext:value-type="string">
            <text:p>RARA</text:p>
          </table:table-cell>
          <table:table-cell office:value-type="float" office:value="3.26464934446272" calcext:value-type="float">
            <text:p>3.26464934446272</text:p>
          </table:table-cell>
        </table:table-row>
        <table:table-row table:style-name="ro1">
          <table:table-cell office:value-type="string" calcext:value-type="string">
            <text:p>E2F3</text:p>
          </table:table-cell>
          <table:table-cell office:value-type="float" office:value="3.26142325551634" calcext:value-type="float">
            <text:p>3.26142325551634</text:p>
          </table:table-cell>
        </table:table-row>
        <table:table-row table:style-name="ro1">
          <table:table-cell office:value-type="string" calcext:value-type="string">
            <text:p>ZNF641</text:p>
          </table:table-cell>
          <table:table-cell office:value-type="float" office:value="3.2605729515639" calcext:value-type="float">
            <text:p>3.2605729515639</text:p>
          </table:table-cell>
        </table:table-row>
        <table:table-row table:style-name="ro1">
          <table:table-cell office:value-type="string" calcext:value-type="string">
            <text:p>HMG20B</text:p>
          </table:table-cell>
          <table:table-cell office:value-type="float" office:value="3.26047421389504" calcext:value-type="float">
            <text:p>3.26047421389504</text:p>
          </table:table-cell>
        </table:table-row>
        <table:table-row table:style-name="ro1">
          <table:table-cell office:value-type="string" calcext:value-type="string">
            <text:p>ELK3</text:p>
          </table:table-cell>
          <table:table-cell office:value-type="float" office:value="3.26018569262897" calcext:value-type="float">
            <text:p>3.26018569262897</text:p>
          </table:table-cell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3.25696011672122" calcext:value-type="float">
            <text:p>3.25696011672122</text:p>
          </table:table-cell>
        </table:table-row>
        <table:table-row table:style-name="ro1">
          <table:table-cell office:value-type="string" calcext:value-type="string">
            <text:p>ZNF267</text:p>
          </table:table-cell>
          <table:table-cell office:value-type="float" office:value="3.25363838524946" calcext:value-type="float">
            <text:p>3.25363838524946</text:p>
          </table:table-cell>
        </table:table-row>
        <table:table-row table:style-name="ro1">
          <table:table-cell office:value-type="string" calcext:value-type="string">
            <text:p>FOSB</text:p>
          </table:table-cell>
          <table:table-cell office:value-type="float" office:value="3.25144019229092" calcext:value-type="float">
            <text:p>3.25144019229092</text:p>
          </table:table-cell>
        </table:table-row>
        <table:table-row table:style-name="ro1">
          <table:table-cell office:value-type="string" calcext:value-type="string">
            <text:p>HIC1</text:p>
          </table:table-cell>
          <table:table-cell office:value-type="float" office:value="3.25121071373098" calcext:value-type="float">
            <text:p>3.25121071373098</text:p>
          </table:table-cell>
        </table:table-row>
        <table:table-row table:style-name="ro1">
          <table:table-cell office:value-type="string" calcext:value-type="string">
            <text:p>XBP1</text:p>
          </table:table-cell>
          <table:table-cell office:value-type="float" office:value="3.24782493430721" calcext:value-type="float">
            <text:p>3.24782493430721</text:p>
          </table:table-cell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3.23957214412053" calcext:value-type="float">
            <text:p>3.23957214412053</text:p>
          </table:table-cell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3.23861056196912" calcext:value-type="float">
            <text:p>3.23861056196912</text:p>
          </table:table-cell>
        </table:table-row>
        <table:table-row table:style-name="ro1">
          <table:table-cell office:value-type="string" calcext:value-type="string">
            <text:p>IRF8</text:p>
          </table:table-cell>
          <table:table-cell office:value-type="float" office:value="3.23706687592335" calcext:value-type="float">
            <text:p>3.23706687592335</text:p>
          </table:table-cell>
        </table:table-row>
        <table:table-row table:style-name="ro1">
          <table:table-cell office:value-type="string" calcext:value-type="string">
            <text:p>CHURC1</text:p>
          </table:table-cell>
          <table:table-cell office:value-type="float" office:value="3.23615503026087" calcext:value-type="float">
            <text:p>3.23615503026087</text:p>
          </table:table-cell>
        </table:table-row>
        <table:table-row table:style-name="ro1">
          <table:table-cell office:value-type="string" calcext:value-type="string">
            <text:p>KLF6</text:p>
          </table:table-cell>
          <table:table-cell office:value-type="float" office:value="3.23609850782373" calcext:value-type="float">
            <text:p>3.23609850782373</text:p>
          </table:table-cell>
        </table:table-row>
        <table:table-row table:style-name="ro1">
          <table:table-cell office:value-type="string" calcext:value-type="string">
            <text:p>ZNF677</text:p>
          </table:table-cell>
          <table:table-cell office:value-type="float" office:value="3.23609376047232" calcext:value-type="float">
            <text:p>3.23609376047232</text:p>
          </table:table-cell>
        </table:table-row>
        <table:table-row table:style-name="ro1">
          <table:table-cell office:value-type="string" calcext:value-type="string">
            <text:p>SP4</text:p>
          </table:table-cell>
          <table:table-cell office:value-type="float" office:value="3.22684672238521" calcext:value-type="float">
            <text:p>3.22684672238521</text:p>
          </table:table-cell>
        </table:table-row>
        <table:table-row table:style-name="ro1">
          <table:table-cell office:value-type="string" calcext:value-type="string">
            <text:p>HMBOX1</text:p>
          </table:table-cell>
          <table:table-cell office:value-type="float" office:value="3.22605846976356" calcext:value-type="float">
            <text:p>3.22605846976356</text:p>
          </table:table-cell>
        </table:table-row>
        <table:table-row table:style-name="ro1">
          <table:table-cell office:value-type="string" calcext:value-type="string">
            <text:p>ZNF559</text:p>
          </table:table-cell>
          <table:table-cell office:value-type="float" office:value="3.22486360212971" calcext:value-type="float">
            <text:p>3.22486360212971</text:p>
          </table:table-cell>
        </table:table-row>
        <table:table-row table:style-name="ro1">
          <table:table-cell office:value-type="string" calcext:value-type="string">
            <text:p>ZBTB25</text:p>
          </table:table-cell>
          <table:table-cell office:value-type="float" office:value="3.2245949935524" calcext:value-type="float">
            <text:p>3.2245949935524</text:p>
          </table:table-cell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.21853963287721" calcext:value-type="float">
            <text:p>3.21853963287721</text:p>
          </table:table-cell>
        </table:table-row>
        <table:table-row table:style-name="ro1">
          <table:table-cell office:value-type="string" calcext:value-type="string">
            <text:p>PBX3</text:p>
          </table:table-cell>
          <table:table-cell office:value-type="float" office:value="3.20955056346489" calcext:value-type="float">
            <text:p>3.20955056346489</text:p>
          </table:table-cell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3.20635237558587" calcext:value-type="float">
            <text:p>3.20635237558587</text:p>
          </table:table-cell>
        </table:table-row>
        <table:table-row table:style-name="ro1">
          <table:table-cell office:value-type="string" calcext:value-type="string">
            <text:p>ARNT</text:p>
          </table:table-cell>
          <table:table-cell office:value-type="float" office:value="3.2050786514385" calcext:value-type="float">
            <text:p>3.2050786514385</text:p>
          </table:table-cell>
        </table:table-row>
        <table:table-row table:style-name="ro1">
          <table:table-cell office:value-type="string" calcext:value-type="string">
            <text:p>KLF2</text:p>
          </table:table-cell>
          <table:table-cell office:value-type="float" office:value="3.20097302412324" calcext:value-type="float">
            <text:p>3.20097302412324</text:p>
          </table:table-cell>
        </table:table-row>
        <table:table-row table:style-name="ro1">
          <table:table-cell office:value-type="string" calcext:value-type="string">
            <text:p>ELF2</text:p>
          </table:table-cell>
          <table:table-cell office:value-type="float" office:value="3.20026712063608" calcext:value-type="float">
            <text:p>3.20026712063608</text:p>
          </table:table-cell>
        </table:table-row>
        <table:table-row table:style-name="ro1">
          <table:table-cell office:value-type="string" calcext:value-type="string">
            <text:p>ZNF84</text:p>
          </table:table-cell>
          <table:table-cell office:value-type="float" office:value="3.19866045928936" calcext:value-type="float">
            <text:p>3.19866045928936</text:p>
          </table:table-cell>
        </table:table-row>
        <table:table-row table:style-name="ro1">
          <table:table-cell office:value-type="string" calcext:value-type="string">
            <text:p>YBX1</text:p>
          </table:table-cell>
          <table:table-cell office:value-type="float" office:value="3.18906313844833" calcext:value-type="float">
            <text:p>3.18906313844833</text:p>
          </table:table-cell>
        </table:table-row>
        <table:table-row table:style-name="ro1">
          <table:table-cell office:value-type="string" calcext:value-type="string">
            <text:p>ZNF586</text:p>
          </table:table-cell>
          <table:table-cell office:value-type="float" office:value="3.18763016550066" calcext:value-type="float">
            <text:p>3.18763016550066</text:p>
          </table:table-cell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3.18698618750601" calcext:value-type="float">
            <text:p>3.18698618750601</text:p>
          </table:table-cell>
        </table:table-row>
        <table:table-row table:style-name="ro1">
          <table:table-cell office:value-type="string" calcext:value-type="string">
            <text:p>THAP1</text:p>
          </table:table-cell>
          <table:table-cell office:value-type="float" office:value="3.17601273437017" calcext:value-type="float">
            <text:p>3.17601273437017</text:p>
          </table:table-cell>
        </table:table-row>
        <table:table-row table:style-name="ro1">
          <table:table-cell office:value-type="string" calcext:value-type="string">
            <text:p>ZNF254</text:p>
          </table:table-cell>
          <table:table-cell office:value-type="float" office:value="3.17085037549993" calcext:value-type="float">
            <text:p>3.17085037549993</text:p>
          </table:table-cell>
        </table:table-row>
        <table:table-row table:style-name="ro1">
          <table:table-cell office:value-type="string" calcext:value-type="string">
            <text:p>CERS4</text:p>
          </table:table-cell>
          <table:table-cell office:value-type="float" office:value="3.16860017057258" calcext:value-type="float">
            <text:p>3.1686001705725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.16823306220187" calcext:value-type="float">
            <text:p>3.16823306220187</text:p>
          </table:table-cell>
        </table:table-row>
        <table:table-row table:style-name="ro1">
          <table:table-cell office:value-type="string" calcext:value-type="string">
            <text:p>ZNF737</text:p>
          </table:table-cell>
          <table:table-cell office:value-type="float" office:value="3.16689430555186" calcext:value-type="float">
            <text:p>3.16689430555186</text:p>
          </table:table-cell>
        </table:table-row>
        <table:table-row table:style-name="ro1">
          <table:table-cell office:value-type="string" calcext:value-type="string">
            <text:p>ZFP14</text:p>
          </table:table-cell>
          <table:table-cell office:value-type="float" office:value="3.14718317072377" calcext:value-type="float">
            <text:p>3.14718317072377</text:p>
          </table:table-cell>
        </table:table-row>
        <table:table-row table:style-name="ro1">
          <table:table-cell office:value-type="string" calcext:value-type="string">
            <text:p>ZFX</text:p>
          </table:table-cell>
          <table:table-cell office:value-type="float" office:value="3.14275509002826" calcext:value-type="float">
            <text:p>3.14275509002826</text:p>
          </table:table-cell>
        </table:table-row>
        <table:table-row table:style-name="ro1">
          <table:table-cell office:value-type="string" calcext:value-type="string">
            <text:p>ZFP82</text:p>
          </table:table-cell>
          <table:table-cell office:value-type="float" office:value="3.13681537597357" calcext:value-type="float">
            <text:p>3.13681537597357</text:p>
          </table:table-cell>
        </table:table-row>
        <table:table-row table:style-name="ro1">
          <table:table-cell office:value-type="string" calcext:value-type="string">
            <text:p>ZNF224</text:p>
          </table:table-cell>
          <table:table-cell office:value-type="float" office:value="3.13194831136001" calcext:value-type="float">
            <text:p>3.13194831136001</text:p>
          </table:table-cell>
        </table:table-row>
        <table:table-row table:style-name="ro1">
          <table:table-cell office:value-type="string" calcext:value-type="string">
            <text:p>ZBTB37</text:p>
          </table:table-cell>
          <table:table-cell office:value-type="float" office:value="3.1291709537483" calcext:value-type="float">
            <text:p>3.1291709537483</text:p>
          </table:table-cell>
        </table:table-row>
        <table:table-row table:style-name="ro1">
          <table:table-cell office:value-type="string" calcext:value-type="string">
            <text:p>CREB1</text:p>
          </table:table-cell>
          <table:table-cell office:value-type="float" office:value="3.12554607777602" calcext:value-type="float">
            <text:p>3.12554607777602</text:p>
          </table:table-cell>
        </table:table-row>
        <table:table-row table:style-name="ro1">
          <table:table-cell office:value-type="string" calcext:value-type="string">
            <text:p>NFE2L2</text:p>
          </table:table-cell>
          <table:table-cell office:value-type="float" office:value="3.12491309583651" calcext:value-type="float">
            <text:p>3.12491309583651</text:p>
          </table:table-cell>
        </table:table-row>
        <table:table-row table:style-name="ro1">
          <table:table-cell office:value-type="string" calcext:value-type="string">
            <text:p>NFATC3</text:p>
          </table:table-cell>
          <table:table-cell office:value-type="float" office:value="3.12490204395505" calcext:value-type="float">
            <text:p>3.12490204395505</text:p>
          </table:table-cell>
        </table:table-row>
        <table:table-row table:style-name="ro1">
          <table:table-cell office:value-type="string" calcext:value-type="string">
            <text:p>ZNF564</text:p>
          </table:table-cell>
          <table:table-cell office:value-type="float" office:value="3.12071019895684" calcext:value-type="float">
            <text:p>3.12071019895684</text:p>
          </table:table-cell>
        </table:table-row>
        <table:table-row table:style-name="ro1">
          <table:table-cell office:value-type="string" calcext:value-type="string">
            <text:p>AEBP2</text:p>
          </table:table-cell>
          <table:table-cell office:value-type="float" office:value="3.1134092309004" calcext:value-type="float">
            <text:p>3.1134092309004</text:p>
          </table:table-cell>
        </table:table-row>
        <table:table-row table:style-name="ro1">
          <table:table-cell office:value-type="string" calcext:value-type="string">
            <text:p>KLF7</text:p>
          </table:table-cell>
          <table:table-cell office:value-type="float" office:value="3.107150190146" calcext:value-type="float">
            <text:p>3.107150190146</text:p>
          </table:table-cell>
        </table:table-row>
        <table:table-row table:style-name="ro1">
          <table:table-cell office:value-type="string" calcext:value-type="string">
            <text:p>ZNF652</text:p>
          </table:table-cell>
          <table:table-cell office:value-type="float" office:value="3.10372423826649" calcext:value-type="float">
            <text:p>3.10372423826649</text:p>
          </table:table-cell>
        </table:table-row>
        <table:table-row table:style-name="ro1">
          <table:table-cell office:value-type="string" calcext:value-type="string">
            <text:p>TCF12</text:p>
          </table:table-cell>
          <table:table-cell office:value-type="float" office:value="3.1033620384657" calcext:value-type="float">
            <text:p>3.1033620384657</text:p>
          </table:table-cell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3.09433507129556" calcext:value-type="float">
            <text:p>3.09433507129556</text:p>
          </table:table-cell>
        </table:table-row>
        <table:table-row table:style-name="ro1">
          <table:table-cell office:value-type="string" calcext:value-type="string">
            <text:p>ARID3B</text:p>
          </table:table-cell>
          <table:table-cell office:value-type="float" office:value="3.0859023837464" calcext:value-type="float">
            <text:p>3.0859023837464</text:p>
          </table:table-cell>
        </table:table-row>
        <table:table-row table:style-name="ro1">
          <table:table-cell office:value-type="string" calcext:value-type="string">
            <text:p>ARNTL</text:p>
          </table:table-cell>
          <table:table-cell office:value-type="float" office:value="3.08433722039532" calcext:value-type="float">
            <text:p>3.08433722039532</text:p>
          </table:table-cell>
        </table:table-row>
        <table:table-row table:style-name="ro1">
          <table:table-cell office:value-type="string" calcext:value-type="string">
            <text:p>BCL11B</text:p>
          </table:table-cell>
          <table:table-cell office:value-type="float" office:value="3.08023801481261" calcext:value-type="float">
            <text:p>3.08023801481261</text:p>
          </table:table-cell>
        </table:table-row>
        <table:table-row table:style-name="ro1">
          <table:table-cell office:value-type="string" calcext:value-type="string">
            <text:p>CTCF</text:p>
          </table:table-cell>
          <table:table-cell office:value-type="float" office:value="3.07571705144595" calcext:value-type="float">
            <text:p>3.07571705144595</text:p>
          </table:table-cell>
        </table:table-row>
        <table:table-row table:style-name="ro1">
          <table:table-cell office:value-type="string" calcext:value-type="string">
            <text:p>MXI1</text:p>
          </table:table-cell>
          <table:table-cell office:value-type="float" office:value="3.0680344813069" calcext:value-type="float">
            <text:p>3.0680344813069</text:p>
          </table:table-cell>
        </table:table-row>
        <table:table-row table:style-name="ro1">
          <table:table-cell office:value-type="string" calcext:value-type="string">
            <text:p>ZBTB33</text:p>
          </table:table-cell>
          <table:table-cell office:value-type="float" office:value="3.06484781818645" calcext:value-type="float">
            <text:p>3.06484781818645</text:p>
          </table:table-cell>
        </table:table-row>
        <table:table-row table:style-name="ro1">
          <table:table-cell office:value-type="string" calcext:value-type="string">
            <text:p>ZNF263</text:p>
          </table:table-cell>
          <table:table-cell office:value-type="float" office:value="3.06464131416384" calcext:value-type="float">
            <text:p>3.06464131416384</text:p>
          </table:table-cell>
        </table:table-row>
        <table:table-row table:style-name="ro1">
          <table:table-cell office:value-type="string" calcext:value-type="string">
            <text:p>MNT</text:p>
          </table:table-cell>
          <table:table-cell office:value-type="float" office:value="3.06102271227203" calcext:value-type="float">
            <text:p>3.06102271227203</text:p>
          </table:table-cell>
        </table:table-row>
        <table:table-row table:style-name="ro1">
          <table:table-cell office:value-type="string" calcext:value-type="string">
            <text:p>RORA</text:p>
          </table:table-cell>
          <table:table-cell office:value-type="float" office:value="3.05699162155945" calcext:value-type="float">
            <text:p>3.05699162155945</text:p>
          </table:table-cell>
        </table:table-row>
        <table:table-row table:style-name="ro1">
          <table:table-cell office:value-type="string" calcext:value-type="string">
            <text:p>ZNF350</text:p>
          </table:table-cell>
          <table:table-cell office:value-type="float" office:value="3.05353407647011" calcext:value-type="float">
            <text:p>3.05353407647011</text:p>
          </table:table-cell>
        </table:table-row>
        <table:table-row table:style-name="ro1">
          <table:table-cell office:value-type="string" calcext:value-type="string">
            <text:p>ZNF16</text:p>
          </table:table-cell>
          <table:table-cell office:value-type="float" office:value="3.04479714306728" calcext:value-type="float">
            <text:p>3.04479714306728</text:p>
          </table:table-cell>
        </table:table-row>
        <table:table-row table:style-name="ro1">
          <table:table-cell office:value-type="string" calcext:value-type="string">
            <text:p>USF2</text:p>
          </table:table-cell>
          <table:table-cell office:value-type="float" office:value="3.03097402528618" calcext:value-type="float">
            <text:p>3.03097402528618</text:p>
          </table:table-cell>
        </table:table-row>
        <table:table-row table:style-name="ro1">
          <table:table-cell office:value-type="string" calcext:value-type="string">
            <text:p>ZNF25</text:p>
          </table:table-cell>
          <table:table-cell office:value-type="float" office:value="3.0299090466439" calcext:value-type="float">
            <text:p>3.0299090466439</text:p>
          </table:table-cell>
        </table:table-row>
        <table:table-row table:style-name="ro1">
          <table:table-cell office:value-type="string" calcext:value-type="string">
            <text:p>ZBTB20</text:p>
          </table:table-cell>
          <table:table-cell office:value-type="float" office:value="3.01425893259051" calcext:value-type="float">
            <text:p>3.01425893259051</text:p>
          </table:table-cell>
        </table:table-row>
        <table:table-row table:style-name="ro1">
          <table:table-cell office:value-type="string" calcext:value-type="string">
            <text:p>ZBTB4</text:p>
          </table:table-cell>
          <table:table-cell office:value-type="float" office:value="3.00906904949693" calcext:value-type="float">
            <text:p>3.00906904949693</text:p>
          </table:table-cell>
        </table:table-row>
        <table:table-row table:style-name="ro1">
          <table:table-cell office:value-type="string" calcext:value-type="string">
            <text:p>ZNF92</text:p>
          </table:table-cell>
          <table:table-cell office:value-type="float" office:value="3.00891239459426" calcext:value-type="float">
            <text:p>3.00891239459426</text:p>
          </table:table-cell>
        </table:table-row>
        <table:table-row table:style-name="ro1">
          <table:table-cell office:value-type="string" calcext:value-type="string">
            <text:p>GFI1</text:p>
          </table:table-cell>
          <table:table-cell office:value-type="float" office:value="3.00842763325077" calcext:value-type="float">
            <text:p>3.00842763325077</text:p>
          </table:table-cell>
        </table:table-row>
      </table:table>
      <table:table table:name="health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.45308909699792" calcext:value-type="float">
            <text:p>4.45308909699792</text:p>
          </table:table-cell>
        </table:table-row>
        <table:table-row table:style-name="ro1">
          <table:table-cell office:value-type="string" calcext:value-type="string">
            <text:p>ZNF518A</text:p>
          </table:table-cell>
          <table:table-cell office:value-type="float" office:value="4.41515217430528" calcext:value-type="float">
            <text:p>4.41515217430528</text:p>
          </table:table-cell>
        </table:table-row>
        <table:table-row table:style-name="ro1">
          <table:table-cell office:value-type="string" calcext:value-type="string">
            <text:p>ILF2</text:p>
          </table:table-cell>
          <table:table-cell office:value-type="float" office:value="4.28648823406427" calcext:value-type="float">
            <text:p>4.28648823406427</text:p>
          </table:table-cell>
        </table:table-row>
        <table:table-row table:style-name="ro1">
          <table:table-cell office:value-type="string" calcext:value-type="string">
            <text:p>HSF1</text:p>
          </table:table-cell>
          <table:table-cell office:value-type="float" office:value="4.26796050176659" calcext:value-type="float">
            <text:p>4.26796050176659</text:p>
          </table:table-cell>
        </table:table-row>
        <table:table-row table:style-name="ro1">
          <table:table-cell office:value-type="string" calcext:value-type="string">
            <text:p>GATAD1</text:p>
          </table:table-cell>
          <table:table-cell office:value-type="float" office:value="4.22773166826854" calcext:value-type="float">
            <text:p>4.22773166826854</text:p>
          </table:table-cell>
        </table:table-row>
        <table:table-row table:style-name="ro1">
          <table:table-cell office:value-type="string" calcext:value-type="string">
            <text:p>GATA3</text:p>
          </table:table-cell>
          <table:table-cell office:value-type="float" office:value="4.00936476029406" calcext:value-type="float">
            <text:p>4.00936476029406</text:p>
          </table:table-cell>
        </table:table-row>
        <table:table-row table:style-name="ro1">
          <table:table-cell office:value-type="string" calcext:value-type="string">
            <text:p>HMGA1</text:p>
          </table:table-cell>
          <table:table-cell office:value-type="float" office:value="3.92483649649288" calcext:value-type="float">
            <text:p>3.92483649649288</text:p>
          </table:table-cell>
        </table:table-row>
        <table:table-row table:style-name="ro1">
          <table:table-cell office:value-type="string" calcext:value-type="string">
            <text:p>MYBL1</text:p>
          </table:table-cell>
          <table:table-cell office:value-type="float" office:value="3.89598186692635" calcext:value-type="float">
            <text:p>3.89598186692635</text:p>
          </table:table-cell>
        </table:table-row>
        <table:table-row table:style-name="ro1">
          <table:table-cell office:value-type="string" calcext:value-type="string">
            <text:p>ELF1</text:p>
          </table:table-cell>
          <table:table-cell office:value-type="float" office:value="3.87376703517664" calcext:value-type="float">
            <text:p>3.87376703517664</text:p>
          </table:table-cell>
        </table:table-row>
        <table:table-row table:style-name="ro1">
          <table:table-cell office:value-type="string" calcext:value-type="string">
            <text:p>BPTF</text:p>
          </table:table-cell>
          <table:table-cell office:value-type="float" office:value="3.8366067405813" calcext:value-type="float">
            <text:p>3.8366067405813</text:p>
          </table:table-cell>
        </table:table-row>
        <table:table-row table:style-name="ro1">
          <table:table-cell office:value-type="string" calcext:value-type="string">
            <text:p>ZNF580</text:p>
          </table:table-cell>
          <table:table-cell office:value-type="float" office:value="3.79657008759084" calcext:value-type="float">
            <text:p>3.79657008759084</text:p>
          </table:table-cell>
        </table:table-row>
        <table:table-row table:style-name="ro1">
          <table:table-cell office:value-type="string" calcext:value-type="string">
            <text:p>HOXB2</text:p>
          </table:table-cell>
          <table:table-cell office:value-type="float" office:value="3.77884775238194" calcext:value-type="float">
            <text:p>3.77884775238194</text:p>
          </table:table-cell>
        </table:table-row>
        <table:table-row table:style-name="ro1">
          <table:table-cell office:value-type="string" calcext:value-type="string">
            <text:p>ZNF274</text:p>
          </table:table-cell>
          <table:table-cell office:value-type="float" office:value="3.7760473267544" calcext:value-type="float">
            <text:p>3.7760473267544</text:p>
          </table:table-cell>
        </table:table-row>
        <table:table-row table:style-name="ro1">
          <table:table-cell office:value-type="string" calcext:value-type="string">
            <text:p>ARNTL</text:p>
          </table:table-cell>
          <table:table-cell office:value-type="float" office:value="3.76855724907409" calcext:value-type="float">
            <text:p>3.76855724907409</text:p>
          </table:table-cell>
        </table:table-row>
        <table:table-row table:style-name="ro1">
          <table:table-cell office:value-type="string" calcext:value-type="string">
            <text:p>TFDP1</text:p>
          </table:table-cell>
          <table:table-cell office:value-type="float" office:value="3.75402683594567" calcext:value-type="float">
            <text:p>3.75402683594567</text:p>
          </table:table-cell>
        </table:table-row>
        <table:table-row table:style-name="ro1">
          <table:table-cell office:value-type="string" calcext:value-type="string">
            <text:p>RUNX3</text:p>
          </table:table-cell>
          <table:table-cell office:value-type="float" office:value="3.75344653765166" calcext:value-type="float">
            <text:p>3.75344653765166</text:p>
          </table:table-cell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3.74959349834015" calcext:value-type="float">
            <text:p>3.74959349834015</text:p>
          </table:table-cell>
        </table:table-row>
        <table:table-row table:style-name="ro1">
          <table:table-cell office:value-type="string" calcext:value-type="string">
            <text:p>ELK4</text:p>
          </table:table-cell>
          <table:table-cell office:value-type="float" office:value="3.74895223689701" calcext:value-type="float">
            <text:p>3.74895223689701</text:p>
          </table:table-cell>
        </table:table-row>
        <table:table-row table:style-name="ro1">
          <table:table-cell office:value-type="string" calcext:value-type="string">
            <text:p>ARID3A</text:p>
          </table:table-cell>
          <table:table-cell office:value-type="float" office:value="3.72797854872653" calcext:value-type="float">
            <text:p>3.72797854872653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.71256151648437" calcext:value-type="float">
            <text:p>3.71256151648437</text:p>
          </table:table-cell>
        </table:table-row>
        <table:table-row table:style-name="ro1">
          <table:table-cell office:value-type="string" calcext:value-type="string">
            <text:p>IKZF1</text:p>
          </table:table-cell>
          <table:table-cell office:value-type="float" office:value="3.70135944567608" calcext:value-type="float">
            <text:p>3.70135944567608</text:p>
          </table:table-cell>
        </table:table-row>
        <table:table-row table:style-name="ro1">
          <table:table-cell office:value-type="string" calcext:value-type="string">
            <text:p>NFATC2</text:p>
          </table:table-cell>
          <table:table-cell office:value-type="float" office:value="3.69155049175499" calcext:value-type="float">
            <text:p>3.69155049175499</text:p>
          </table:table-cell>
        </table:table-row>
        <table:table-row table:style-name="ro1">
          <table:table-cell office:value-type="string" calcext:value-type="string">
            <text:p>YY1</text:p>
          </table:table-cell>
          <table:table-cell office:value-type="float" office:value="3.6703216028967" calcext:value-type="float">
            <text:p>3.6703216028967</text:p>
          </table:table-cell>
        </table:table-row>
        <table:table-row table:style-name="ro1">
          <table:table-cell office:value-type="string" calcext:value-type="string">
            <text:p>IRF8</text:p>
          </table:table-cell>
          <table:table-cell office:value-type="float" office:value="3.61213806019178" calcext:value-type="float">
            <text:p>3.61213806019178</text:p>
          </table:table-cell>
        </table:table-row>
        <table:table-row table:style-name="ro1">
          <table:table-cell office:value-type="string" calcext:value-type="string">
            <text:p>CEBPG</text:p>
          </table:table-cell>
          <table:table-cell office:value-type="float" office:value="3.59617335628335" calcext:value-type="float">
            <text:p>3.59617335628335</text:p>
          </table:table-cell>
        </table:table-row>
        <table:table-row table:style-name="ro1">
          <table:table-cell office:value-type="string" calcext:value-type="string">
            <text:p>FOSB</text:p>
          </table:table-cell>
          <table:table-cell office:value-type="float" office:value="3.58449846328604" calcext:value-type="float">
            <text:p>3.58449846328604</text:p>
          </table:table-cell>
        </table:table-row>
        <table:table-row table:style-name="ro1">
          <table:table-cell office:value-type="string" calcext:value-type="string">
            <text:p>PURA</text:p>
          </table:table-cell>
          <table:table-cell office:value-type="float" office:value="3.5812832904459" calcext:value-type="float">
            <text:p>3.5812832904459</text:p>
          </table:table-cell>
        </table:table-row>
        <table:table-row table:style-name="ro1">
          <table:table-cell office:value-type="string" calcext:value-type="string">
            <text:p>CEBPB</text:p>
          </table:table-cell>
          <table:table-cell office:value-type="float" office:value="3.57658893335062" calcext:value-type="float">
            <text:p>3.57658893335062</text:p>
          </table:table-cell>
        </table:table-row>
        <table:table-row table:style-name="ro1">
          <table:table-cell office:value-type="string" calcext:value-type="string">
            <text:p>FLI1</text:p>
          </table:table-cell>
          <table:table-cell office:value-type="float" office:value="3.57516621919059" calcext:value-type="float">
            <text:p>3.57516621919059</text:p>
          </table:table-cell>
        </table:table-row>
        <table:table-row table:style-name="ro1">
          <table:table-cell office:value-type="string" calcext:value-type="string">
            <text:p>RXRB</text:p>
          </table:table-cell>
          <table:table-cell office:value-type="float" office:value="3.56829247144049" calcext:value-type="float">
            <text:p>3.56829247144049</text:p>
          </table:table-cell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.56267374021563" calcext:value-type="float">
            <text:p>3.56267374021563</text:p>
          </table:table-cell>
        </table:table-row>
        <table:table-row table:style-name="ro1">
          <table:table-cell office:value-type="string" calcext:value-type="string">
            <text:p>CUX1</text:p>
          </table:table-cell>
          <table:table-cell office:value-type="float" office:value="3.5392760814493" calcext:value-type="float">
            <text:p>3.5392760814493</text:p>
          </table:table-cell>
        </table:table-row>
        <table:table-row table:style-name="ro1">
          <table:table-cell office:value-type="string" calcext:value-type="string">
            <text:p>STAT6</text:p>
          </table:table-cell>
          <table:table-cell office:value-type="float" office:value="3.5243556962533" calcext:value-type="float">
            <text:p>3.5243556962533</text:p>
          </table:table-cell>
        </table:table-row>
        <table:table-row table:style-name="ro1">
          <table:table-cell office:value-type="string" calcext:value-type="string">
            <text:p>ZBTB7A</text:p>
          </table:table-cell>
          <table:table-cell office:value-type="float" office:value="3.52390322310075" calcext:value-type="float">
            <text:p>3.52390322310075</text:p>
          </table:table-cell>
        </table:table-row>
        <table:table-row table:style-name="ro1">
          <table:table-cell office:value-type="string" calcext:value-type="string">
            <text:p>TCF7</text:p>
          </table:table-cell>
          <table:table-cell office:value-type="float" office:value="3.52243946851692" calcext:value-type="float">
            <text:p>3.52243946851692</text:p>
          </table:table-cell>
        </table:table-row>
        <table:table-row table:style-name="ro1">
          <table:table-cell office:value-type="string" calcext:value-type="string">
            <text:p>ZNF429</text:p>
          </table:table-cell>
          <table:table-cell office:value-type="float" office:value="3.51005148842018" calcext:value-type="float">
            <text:p>3.51005148842018</text:p>
          </table:table-cell>
        </table:table-row>
        <table:table-row table:style-name="ro1">
          <table:table-cell office:value-type="string" calcext:value-type="string">
            <text:p>BCLAF1</text:p>
          </table:table-cell>
          <table:table-cell office:value-type="float" office:value="3.50809946792586" calcext:value-type="float">
            <text:p>3.50809946792586</text:p>
          </table:table-cell>
        </table:table-row>
        <table:table-row table:style-name="ro1">
          <table:table-cell office:value-type="string" calcext:value-type="string">
            <text:p>ZBTB43</text:p>
          </table:table-cell>
          <table:table-cell office:value-type="float" office:value="3.50637665492575" calcext:value-type="float">
            <text:p>3.50637665492575</text:p>
          </table:table-cell>
        </table:table-row>
        <table:table-row table:style-name="ro1">
          <table:table-cell office:value-type="string" calcext:value-type="string">
            <text:p>IRF7</text:p>
          </table:table-cell>
          <table:table-cell office:value-type="float" office:value="3.50049721935316" calcext:value-type="float">
            <text:p>3.50049721935316</text:p>
          </table:table-cell>
        </table:table-row>
        <table:table-row table:style-name="ro1">
          <table:table-cell office:value-type="string" calcext:value-type="string">
            <text:p>MXD4</text:p>
          </table:table-cell>
          <table:table-cell office:value-type="float" office:value="3.49357897905288" calcext:value-type="float">
            <text:p>3.49357897905288</text:p>
          </table:table-cell>
        </table:table-row>
        <table:table-row table:style-name="ro1">
          <table:table-cell office:value-type="string" calcext:value-type="string">
            <text:p>TFEB</text:p>
          </table:table-cell>
          <table:table-cell office:value-type="float" office:value="3.48996022993013" calcext:value-type="float">
            <text:p>3.48996022993013</text:p>
          </table:table-cell>
        </table:table-row>
        <table:table-row table:style-name="ro1">
          <table:table-cell office:value-type="string" calcext:value-type="string">
            <text:p>ZNF33A</text:p>
          </table:table-cell>
          <table:table-cell office:value-type="float" office:value="3.48275170381067" calcext:value-type="float">
            <text:p>3.48275170381067</text:p>
          </table:table-cell>
        </table:table-row>
        <table:table-row table:style-name="ro1">
          <table:table-cell office:value-type="string" calcext:value-type="string">
            <text:p>XBP1</text:p>
          </table:table-cell>
          <table:table-cell office:value-type="float" office:value="3.44564670607799" calcext:value-type="float">
            <text:p>3.44564670607799</text:p>
          </table:table-cell>
        </table:table-row>
        <table:table-row table:style-name="ro1">
          <table:table-cell office:value-type="string" calcext:value-type="string">
            <text:p>TAF6</text:p>
          </table:table-cell>
          <table:table-cell office:value-type="float" office:value="3.44244855652947" calcext:value-type="float">
            <text:p>3.44244855652947</text:p>
          </table:table-cell>
        </table:table-row>
        <table:table-row table:style-name="ro1">
          <table:table-cell office:value-type="string" calcext:value-type="string">
            <text:p>EOMES</text:p>
          </table:table-cell>
          <table:table-cell office:value-type="float" office:value="3.43941608016978" calcext:value-type="float">
            <text:p>3.43941608016978</text:p>
          </table:table-cell>
        </table:table-row>
        <table:table-row table:style-name="ro1">
          <table:table-cell office:value-type="string" calcext:value-type="string">
            <text:p>STAT1</text:p>
          </table:table-cell>
          <table:table-cell office:value-type="float" office:value="3.43800437856062" calcext:value-type="float">
            <text:p>3.43800437856062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float" office:value="3.43572673439983" calcext:value-type="float">
            <text:p>3.43572673439983</text:p>
          </table:table-cell>
        </table:table-row>
        <table:table-row table:style-name="ro1">
          <table:table-cell office:value-type="string" calcext:value-type="string">
            <text:p>HMG20B</text:p>
          </table:table-cell>
          <table:table-cell office:value-type="float" office:value="3.43523213106669" calcext:value-type="float">
            <text:p>3.43523213106669</text:p>
          </table:table-cell>
        </table:table-row>
        <table:table-row table:style-name="ro1">
          <table:table-cell office:value-type="string" calcext:value-type="string">
            <text:p>CEBPD</text:p>
          </table:table-cell>
          <table:table-cell office:value-type="float" office:value="3.4161444950324" calcext:value-type="float">
            <text:p>3.4161444950324</text:p>
          </table:table-cell>
        </table:table-row>
        <table:table-row table:style-name="ro1">
          <table:table-cell office:value-type="string" calcext:value-type="string">
            <text:p>ZNF148</text:p>
          </table:table-cell>
          <table:table-cell office:value-type="float" office:value="3.41047747648239" calcext:value-type="float">
            <text:p>3.41047747648239</text:p>
          </table:table-cell>
        </table:table-row>
        <table:table-row table:style-name="ro1">
          <table:table-cell office:value-type="string" calcext:value-type="string">
            <text:p>FOS</text:p>
          </table:table-cell>
          <table:table-cell office:value-type="float" office:value="3.40967114992432" calcext:value-type="float">
            <text:p>3.40967114992432</text:p>
          </table:table-cell>
        </table:table-row>
        <table:table-row table:style-name="ro1">
          <table:table-cell office:value-type="string" calcext:value-type="string">
            <text:p>ZFX</text:p>
          </table:table-cell>
          <table:table-cell office:value-type="float" office:value="3.40614335986244" calcext:value-type="float">
            <text:p>3.40614335986244</text:p>
          </table:table-cell>
        </table:table-row>
        <table:table-row table:style-name="ro1">
          <table:table-cell office:value-type="string" calcext:value-type="string">
            <text:p>TBX21</text:p>
          </table:table-cell>
          <table:table-cell office:value-type="float" office:value="3.40061632622519" calcext:value-type="float">
            <text:p>3.40061632622519</text:p>
          </table:table-cell>
        </table:table-row>
        <table:table-row table:style-name="ro1">
          <table:table-cell office:value-type="string" calcext:value-type="string">
            <text:p>IRF3</text:p>
          </table:table-cell>
          <table:table-cell office:value-type="float" office:value="3.39963113095798" calcext:value-type="float">
            <text:p>3.39963113095798</text:p>
          </table:table-cell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3.39694751143158" calcext:value-type="float">
            <text:p>3.39694751143158</text:p>
          </table:table-cell>
        </table:table-row>
        <table:table-row table:style-name="ro1">
          <table:table-cell office:value-type="string" calcext:value-type="string">
            <text:p>VEZF1</text:p>
          </table:table-cell>
          <table:table-cell office:value-type="float" office:value="3.38634121096185" calcext:value-type="float">
            <text:p>3.38634121096185</text:p>
          </table:table-cell>
        </table:table-row>
        <table:table-row table:style-name="ro1">
          <table:table-cell office:value-type="string" calcext:value-type="string">
            <text:p>IRF9</text:p>
          </table:table-cell>
          <table:table-cell office:value-type="float" office:value="3.38105156700435" calcext:value-type="float">
            <text:p>3.38105156700435</text:p>
          </table:table-cell>
        </table:table-row>
        <table:table-row table:style-name="ro1">
          <table:table-cell office:value-type="string" calcext:value-type="string">
            <text:p>ARID5B</text:p>
          </table:table-cell>
          <table:table-cell office:value-type="float" office:value="3.37886063318672" calcext:value-type="float">
            <text:p>3.37886063318672</text:p>
          </table:table-cell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3.37803416621654" calcext:value-type="float">
            <text:p>3.37803416621654</text:p>
          </table:table-cell>
        </table:table-row>
        <table:table-row table:style-name="ro1">
          <table:table-cell office:value-type="string" calcext:value-type="string">
            <text:p>NR3C1</text:p>
          </table:table-cell>
          <table:table-cell office:value-type="float" office:value="3.37690101406143" calcext:value-type="float">
            <text:p>3.37690101406143</text:p>
          </table:table-cell>
        </table:table-row>
        <table:table-row table:style-name="ro1">
          <table:table-cell office:value-type="string" calcext:value-type="string">
            <text:p>IRF2</text:p>
          </table:table-cell>
          <table:table-cell office:value-type="float" office:value="3.37300892316148" calcext:value-type="float">
            <text:p>3.37300892316148</text:p>
          </table:table-cell>
        </table:table-row>
        <table:table-row table:style-name="ro1">
          <table:table-cell office:value-type="string" calcext:value-type="string">
            <text:p>ZNF480</text:p>
          </table:table-cell>
          <table:table-cell office:value-type="float" office:value="3.37226445437652" calcext:value-type="float">
            <text:p>3.37226445437652</text:p>
          </table:table-cell>
        </table:table-row>
        <table:table-row table:style-name="ro1">
          <table:table-cell office:value-type="string" calcext:value-type="string">
            <text:p>ZNF600</text:p>
          </table:table-cell>
          <table:table-cell office:value-type="float" office:value="3.36642146983087" calcext:value-type="float">
            <text:p>3.36642146983087</text:p>
          </table:table-cell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3.36099307471521" calcext:value-type="float">
            <text:p>3.36099307471521</text:p>
          </table:table-cell>
        </table:table-row>
        <table:table-row table:style-name="ro1">
          <table:table-cell office:value-type="string" calcext:value-type="string">
            <text:p>FOSL2</text:p>
          </table:table-cell>
          <table:table-cell office:value-type="float" office:value="3.3556216042471" calcext:value-type="float">
            <text:p>3.355621604247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.34858102912921" calcext:value-type="float">
            <text:p>3.34858102912921</text:p>
          </table:table-cell>
        </table:table-row>
        <table:table-row table:style-name="ro1">
          <table:table-cell office:value-type="string" calcext:value-type="string">
            <text:p>ZFP91</text:p>
          </table:table-cell>
          <table:table-cell office:value-type="float" office:value="3.34648749883651" calcext:value-type="float">
            <text:p>3.34648749883651</text:p>
          </table:table-cell>
        </table:table-row>
        <table:table-row table:style-name="ro1">
          <table:table-cell office:value-type="string" calcext:value-type="string">
            <text:p>ATF1</text:p>
          </table:table-cell>
          <table:table-cell office:value-type="float" office:value="3.34375473657965" calcext:value-type="float">
            <text:p>3.34375473657965</text:p>
          </table:table-cell>
        </table:table-row>
        <table:table-row table:style-name="ro1">
          <table:table-cell office:value-type="string" calcext:value-type="string">
            <text:p>KLF3</text:p>
          </table:table-cell>
          <table:table-cell office:value-type="float" office:value="3.33824475382847" calcext:value-type="float">
            <text:p>3.33824475382847</text:p>
          </table:table-cell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3.33466094267762" calcext:value-type="float">
            <text:p>3.33466094267762</text:p>
          </table:table-cell>
        </table:table-row>
        <table:table-row table:style-name="ro1">
          <table:table-cell office:value-type="string" calcext:value-type="string">
            <text:p>ELF2</text:p>
          </table:table-cell>
          <table:table-cell office:value-type="float" office:value="3.32819333871392" calcext:value-type="float">
            <text:p>3.32819333871392</text:p>
          </table:table-cell>
        </table:table-row>
        <table:table-row table:style-name="ro1">
          <table:table-cell office:value-type="string" calcext:value-type="string">
            <text:p>IKZF2</text:p>
          </table:table-cell>
          <table:table-cell office:value-type="float" office:value="3.32184091566224" calcext:value-type="float">
            <text:p>3.32184091566224</text:p>
          </table:table-cell>
        </table:table-row>
        <table:table-row table:style-name="ro1">
          <table:table-cell office:value-type="string" calcext:value-type="string">
            <text:p>USF2</text:p>
          </table:table-cell>
          <table:table-cell office:value-type="float" office:value="3.2943948820944" calcext:value-type="float">
            <text:p>3.2943948820944</text:p>
          </table:table-cell>
        </table:table-row>
        <table:table-row table:style-name="ro1">
          <table:table-cell office:value-type="string" calcext:value-type="string">
            <text:p>JUNB</text:p>
          </table:table-cell>
          <table:table-cell office:value-type="float" office:value="3.2617993819147" calcext:value-type="float">
            <text:p>3.2617993819147</text:p>
          </table:table-cell>
        </table:table-row>
        <table:table-row table:style-name="ro1">
          <table:table-cell office:value-type="string" calcext:value-type="string">
            <text:p>CREB1</text:p>
          </table:table-cell>
          <table:table-cell office:value-type="float" office:value="3.2533419171931" calcext:value-type="float">
            <text:p>3.2533419171931</text:p>
          </table:table-cell>
        </table:table-row>
        <table:table-row table:style-name="ro1">
          <table:table-cell office:value-type="string" calcext:value-type="string">
            <text:p>CREM</text:p>
          </table:table-cell>
          <table:table-cell office:value-type="float" office:value="3.24735305678463" calcext:value-type="float">
            <text:p>3.24735305678463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.24685822392873" calcext:value-type="float">
            <text:p>3.24685822392873</text:p>
          </table:table-cell>
        </table:table-row>
        <table:table-row table:style-name="ro1">
          <table:table-cell office:value-type="string" calcext:value-type="string">
            <text:p>ZNF226</text:p>
          </table:table-cell>
          <table:table-cell office:value-type="float" office:value="3.23501976454513" calcext:value-type="float">
            <text:p>3.23501976454513</text:p>
          </table:table-cell>
        </table:table-row>
        <table:table-row table:style-name="ro1">
          <table:table-cell office:value-type="string" calcext:value-type="string">
            <text:p>FOXP1</text:p>
          </table:table-cell>
          <table:table-cell office:value-type="float" office:value="3.22681393691282" calcext:value-type="float">
            <text:p>3.22681393691282</text:p>
          </table:table-cell>
        </table:table-row>
        <table:table-row table:style-name="ro1">
          <table:table-cell office:value-type="string" calcext:value-type="string">
            <text:p>NFYC</text:p>
          </table:table-cell>
          <table:table-cell office:value-type="float" office:value="3.22366419067275" calcext:value-type="float">
            <text:p>3.22366419067275</text:p>
          </table:table-cell>
        </table:table-row>
        <table:table-row table:style-name="ro1">
          <table:table-cell office:value-type="string" calcext:value-type="string">
            <text:p>BATF</text:p>
          </table:table-cell>
          <table:table-cell office:value-type="float" office:value="3.22109590037405" calcext:value-type="float">
            <text:p>3.22109590037405</text:p>
          </table:table-cell>
        </table:table-row>
        <table:table-row table:style-name="ro1">
          <table:table-cell office:value-type="string" calcext:value-type="string">
            <text:p>CREB3L2</text:p>
          </table:table-cell>
          <table:table-cell office:value-type="float" office:value="3.21343224308226" calcext:value-type="float">
            <text:p>3.21343224308226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float" office:value="3.20920126975642" calcext:value-type="float">
            <text:p>3.20920126975642</text:p>
          </table:table-cell>
        </table:table-row>
        <table:table-row table:style-name="ro1">
          <table:table-cell office:value-type="string" calcext:value-type="string">
            <text:p>JUND</text:p>
          </table:table-cell>
          <table:table-cell office:value-type="float" office:value="3.20892624083894" calcext:value-type="float">
            <text:p>3.20892624083894</text:p>
          </table:table-cell>
        </table:table-row>
        <table:table-row table:style-name="ro1">
          <table:table-cell office:value-type="string" calcext:value-type="string">
            <text:p>ZNF350</text:p>
          </table:table-cell>
          <table:table-cell office:value-type="float" office:value="3.19760840745623" calcext:value-type="float">
            <text:p>3.19760840745623</text:p>
          </table:table-cell>
        </table:table-row>
        <table:table-row table:style-name="ro1">
          <table:table-cell office:value-type="string" calcext:value-type="string">
            <text:p>MXD1</text:p>
          </table:table-cell>
          <table:table-cell office:value-type="float" office:value="3.19732954755138" calcext:value-type="float">
            <text:p>3.19732954755138</text:p>
          </table:table-cell>
        </table:table-row>
        <table:table-row table:style-name="ro1">
          <table:table-cell office:value-type="string" calcext:value-type="string">
            <text:p>GATAD2A</text:p>
          </table:table-cell>
          <table:table-cell office:value-type="float" office:value="3.19716894094424" calcext:value-type="float">
            <text:p>3.19716894094424</text:p>
          </table:table-cell>
        </table:table-row>
        <table:table-row table:style-name="ro1">
          <table:table-cell office:value-type="string" calcext:value-type="string">
            <text:p>YBX1</text:p>
          </table:table-cell>
          <table:table-cell office:value-type="float" office:value="3.18925481138926" calcext:value-type="float">
            <text:p>3.18925481138926</text:p>
          </table:table-cell>
        </table:table-row>
        <table:table-row table:style-name="ro1">
          <table:table-cell office:value-type="string" calcext:value-type="string">
            <text:p>ATF6B</text:p>
          </table:table-cell>
          <table:table-cell office:value-type="float" office:value="3.17979200612445" calcext:value-type="float">
            <text:p>3.17979200612445</text:p>
          </table:table-cell>
        </table:table-row>
        <table:table-row table:style-name="ro1">
          <table:table-cell office:value-type="string" calcext:value-type="string">
            <text:p>DDIT3</text:p>
          </table:table-cell>
          <table:table-cell office:value-type="float" office:value="3.17670539940963" calcext:value-type="float">
            <text:p>3.17670539940963</text:p>
          </table:table-cell>
        </table:table-row>
        <table:table-row table:style-name="ro1">
          <table:table-cell office:value-type="string" calcext:value-type="string">
            <text:p>HMBOX1</text:p>
          </table:table-cell>
          <table:table-cell office:value-type="float" office:value="3.17378495449455" calcext:value-type="float">
            <text:p>3.17378495449455</text:p>
          </table:table-cell>
        </table:table-row>
        <table:table-row table:style-name="ro1">
          <table:table-cell office:value-type="string" calcext:value-type="string">
            <text:p>ATF4</text:p>
          </table:table-cell>
          <table:table-cell office:value-type="float" office:value="3.16488419994652" calcext:value-type="float">
            <text:p>3.16488419994652</text:p>
          </table:table-cell>
        </table:table-row>
        <table:table-row table:style-name="ro1">
          <table:table-cell office:value-type="string" calcext:value-type="string">
            <text:p>MAFF</text:p>
          </table:table-cell>
          <table:table-cell office:value-type="float" office:value="3.16142542239297" calcext:value-type="float">
            <text:p>3.16142542239297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float" office:value="3.1564089185669" calcext:value-type="float">
            <text:p>3.1564089185669</text:p>
          </table:table-cell>
        </table:table-row>
        <table:table-row table:style-name="ro1">
          <table:table-cell office:value-type="string" calcext:value-type="string">
            <text:p>NFE2L2</text:p>
          </table:table-cell>
          <table:table-cell office:value-type="float" office:value="3.13002488950229" calcext:value-type="float">
            <text:p>3.13002488950229</text:p>
          </table:table-cell>
        </table:table-row>
        <table:table-row table:style-name="ro1">
          <table:table-cell office:value-type="string" calcext:value-type="string">
            <text:p>PBX2</text:p>
          </table:table-cell>
          <table:table-cell office:value-type="float" office:value="3.1178745025673" calcext:value-type="float">
            <text:p>3.1178745025673</text:p>
          </table:table-cell>
        </table:table-row>
        <table:table-row table:style-name="ro1">
          <table:table-cell office:value-type="string" calcext:value-type="string">
            <text:p>BCL11B</text:p>
          </table:table-cell>
          <table:table-cell office:value-type="float" office:value="3.11634176824475" calcext:value-type="float">
            <text:p>3.11634176824475</text:p>
          </table:table-cell>
        </table:table-row>
        <table:table-row table:style-name="ro1">
          <table:table-cell office:value-type="string" calcext:value-type="string">
            <text:p>TFDP2</text:p>
          </table:table-cell>
          <table:table-cell office:value-type="float" office:value="3.11323606386627" calcext:value-type="float">
            <text:p>3.11323606386627</text:p>
          </table:table-cell>
        </table:table-row>
        <table:table-row table:style-name="ro1">
          <table:table-cell office:value-type="string" calcext:value-type="string">
            <text:p>E2F4</text:p>
          </table:table-cell>
          <table:table-cell office:value-type="float" office:value="3.11318281409579" calcext:value-type="float">
            <text:p>3.11318281409579</text:p>
          </table:table-cell>
        </table:table-row>
        <table:table-row table:style-name="ro1">
          <table:table-cell office:value-type="string" calcext:value-type="string">
            <text:p>NR2C2</text:p>
          </table:table-cell>
          <table:table-cell office:value-type="float" office:value="3.09776832589438" calcext:value-type="float">
            <text:p>3.09776832589438</text:p>
          </table:table-cell>
        </table:table-row>
        <table:table-row table:style-name="ro1">
          <table:table-cell office:value-type="string" calcext:value-type="string">
            <text:p>CTCF</text:p>
          </table:table-cell>
          <table:table-cell office:value-type="float" office:value="3.07878502974593" calcext:value-type="float">
            <text:p>3.07878502974593</text:p>
          </table:table-cell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3.07193145648456" calcext:value-type="float">
            <text:p>3.07193145648456</text:p>
          </table:table-cell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3.06509228885502" calcext:value-type="float">
            <text:p>3.06509228885502</text:p>
          </table:table-cell>
        </table:table-row>
        <table:table-row table:style-name="ro1">
          <table:table-cell office:value-type="string" calcext:value-type="string">
            <text:p>BHLHE40</text:p>
          </table:table-cell>
          <table:table-cell office:value-type="float" office:value="3.02534577885282" calcext:value-type="float">
            <text:p>3.02534577885282</text:p>
          </table:table-cell>
        </table:table-row>
        <table:table-row table:style-name="ro1">
          <table:table-cell office:value-type="string" calcext:value-type="string">
            <text:p>MLX</text:p>
          </table:table-cell>
          <table:table-cell office:value-type="float" office:value="3.02529022320913" calcext:value-type="float">
            <text:p>3.02529022320913</text:p>
          </table:table-cell>
        </table:table-row>
        <table:table-row table:style-name="ro1">
          <table:table-cell office:value-type="string" calcext:value-type="string">
            <text:p>ZNF224</text:p>
          </table:table-cell>
          <table:table-cell office:value-type="float" office:value="3.01665551709582" calcext:value-type="float">
            <text:p>3.01665551709582</text:p>
          </table:table-cell>
        </table:table-row>
        <table:table-row table:style-name="ro1">
          <table:table-cell office:value-type="string" calcext:value-type="string">
            <text:p>SP3</text:p>
          </table:table-cell>
          <table:table-cell office:value-type="float" office:value="3.00705520849053" calcext:value-type="float">
            <text:p>3.00705520849053</text:p>
          </table:table-cell>
        </table:table-row>
        <table:table-row table:style-name="ro1">
          <table:table-cell office:value-type="string" calcext:value-type="string">
            <text:p>KLF2</text:p>
          </table:table-cell>
          <table:table-cell office:value-type="float" office:value="3.00038569900546" calcext:value-type="float">
            <text:p>3.00038569900546</text:p>
          </table:table-cell>
        </table:table-row>
      </table:table>
      <table:named-expressions/>
      <table:database-ranges>
        <table:database-range table:name="__Anonymous_Sheet_DB__0" table:target-range-address="MM.A1:MM.B22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healthy.A1:healthy.B10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copo </meta:initial-creator>
    <meta:creation-date>2023-03-23T17:01:26.272244277</meta:creation-date>
    <dc:date>2023-03-23T17:06:08.323372385</dc:date>
    <dc:creator>Jacopo </dc:creator>
    <meta:editing-duration>PT4M42S</meta:editing-duration>
    <meta:editing-cycles>1</meta:editing-cycles>
    <meta:document-statistic meta:table-count="2" meta:cell-count="666" meta:object-count="0"/>
    <meta:generator>LibreOffice/6.4.7.2$Linux_X86_64 LibreOffice_project/40$Build-2</meta:generator>
  </office:meta>
</office:document-meta>
</file>